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fo:font-weight="normal" officeooo:rsid="01635699" officeooo:paragraph-rsid="01635699"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c27a23" officeooo:paragraph-rsid="0167203d"/>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845e6" officeooo:paragraph-rsid="018845e6"/>
    </style:style>
    <style:style style:name="P142" style:family="paragraph" style:parent-style-name="Text_20_body">
      <style:text-properties officeooo:rsid="018845e6" officeooo:paragraph-rsid="018a880c"/>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ext_20_body">
      <style:text-properties officeooo:rsid="018c6f03" officeooo:paragraph-rsid="018c6f03"/>
    </style:style>
    <style:style style:name="P146" style:family="paragraph" style:parent-style-name="Text_20_body">
      <style:text-properties officeooo:rsid="018cf397" officeooo:paragraph-rsid="018cf397"/>
    </style:style>
    <style:style style:name="P147" style:family="paragraph" style:parent-style-name="Text_20_body">
      <style:text-properties officeooo:rsid="00f01de9" officeooo:paragraph-rsid="00f01de9"/>
    </style:style>
    <style:style style:name="P148" style:family="paragraph" style:parent-style-name="Text_20_body">
      <style:text-properties officeooo:rsid="018d669c" officeooo:paragraph-rsid="018d669c"/>
    </style:style>
    <style:style style:name="P149" style:family="paragraph" style:parent-style-name="Text_20_body">
      <style:text-properties officeooo:rsid="018ee5cb" officeooo:paragraph-rsid="018ee5cb"/>
    </style:style>
    <style:style style:name="P150" style:family="paragraph" style:parent-style-name="Title">
      <style:text-properties officeooo:rsid="000b7895" officeooo:paragraph-rsid="000b7895"/>
    </style:style>
    <style:style style:name="P151" style:family="paragraph" style:parent-style-name="Table_20_Contents">
      <style:text-properties officeooo:rsid="004a8ddf"/>
    </style:style>
    <style:style style:name="P152" style:family="paragraph" style:parent-style-name="Table_20_Contents">
      <style:text-properties style:font-name="Liberation Serif" fo:font-size="12pt" style:font-size-asian="12pt" style:font-size-complex="12pt"/>
    </style:style>
    <style:style style:name="P153" style:family="paragraph" style:parent-style-name="Table_20_Contents">
      <style:text-properties officeooo:rsid="00f0136d" officeooo:paragraph-rsid="00f0136d"/>
    </style:style>
    <style:style style:name="P154" style:family="paragraph" style:parent-style-name="Table_20_Contents">
      <style:text-properties officeooo:rsid="00f0136d" officeooo:paragraph-rsid="017c7be3"/>
    </style:style>
    <style:style style:name="P155" style:family="paragraph" style:parent-style-name="Table_20_Contents">
      <style:text-properties officeooo:rsid="00f66eda" officeooo:paragraph-rsid="00f66eda"/>
    </style:style>
    <style:style style:name="P156" style:family="paragraph" style:parent-style-name="Table_20_Contents">
      <style:text-properties officeooo:rsid="00f66eda" officeooo:paragraph-rsid="0180e5b8"/>
    </style:style>
    <style:style style:name="P157" style:family="paragraph" style:parent-style-name="Table_20_Contents">
      <style:text-properties officeooo:rsid="00bee800" officeooo:paragraph-rsid="010705ab"/>
    </style:style>
    <style:style style:name="P158" style:family="paragraph" style:parent-style-name="Table_20_Contents">
      <style:text-properties officeooo:rsid="00b2402e" officeooo:paragraph-rsid="01093483"/>
    </style:style>
    <style:style style:name="P159" style:family="paragraph" style:parent-style-name="Table_20_Contents">
      <style:text-properties officeooo:rsid="00ec4c35" officeooo:paragraph-rsid="010b02ee"/>
    </style:style>
    <style:style style:name="P160" style:family="paragraph" style:parent-style-name="Table_20_Contents">
      <style:text-properties officeooo:rsid="00eccd4f" officeooo:paragraph-rsid="010b02ee"/>
    </style:style>
    <style:style style:name="P161" style:family="paragraph" style:parent-style-name="Table_20_Contents">
      <style:text-properties fo:font-weight="normal" officeooo:rsid="005e9fef" officeooo:paragraph-rsid="010df24e" style:font-weight-asian="normal" style:font-weight-complex="normal"/>
    </style:style>
    <style:style style:name="P162" style:family="paragraph" style:parent-style-name="Table_20_Contents">
      <style:text-properties fo:font-weight="normal" officeooo:rsid="01635699" officeooo:paragraph-rsid="01635699" style:font-weight-asian="normal" style:font-weight-complex="normal"/>
    </style:style>
    <style:style style:name="P163" style:family="paragraph" style:parent-style-name="Table_20_Contents">
      <style:text-properties fo:font-weight="normal" officeooo:rsid="00c65f55" officeooo:paragraph-rsid="0167203d" style:font-weight-asian="normal" style:font-weight-complex="normal"/>
    </style:style>
    <style:style style:name="P164" style:family="paragraph" style:parent-style-name="Table_20_Contents">
      <style:text-properties fo:font-weight="normal" officeooo:rsid="00d77829" officeooo:paragraph-rsid="0177d0a3" style:font-weight-asian="normal" style:font-weight-complex="normal"/>
    </style:style>
    <style:style style:name="P165" style:family="paragraph" style:parent-style-name="Table_20_Contents">
      <style:text-properties officeooo:rsid="004a37ab" officeooo:paragraph-rsid="010df24e"/>
    </style:style>
    <style:style style:name="P166" style:family="paragraph" style:parent-style-name="Table_20_Contents">
      <style:text-properties officeooo:rsid="007e01fd" officeooo:paragraph-rsid="010df24e"/>
    </style:style>
    <style:style style:name="P167" style:family="paragraph" style:parent-style-name="Table_20_Contents">
      <style:text-properties officeooo:rsid="005f379e" officeooo:paragraph-rsid="010df24e"/>
    </style:style>
    <style:style style:name="P168" style:family="paragraph" style:parent-style-name="Table_20_Contents">
      <style:text-properties officeooo:rsid="005f6194" officeooo:paragraph-rsid="010df24e"/>
    </style:style>
    <style:style style:name="P169" style:family="paragraph" style:parent-style-name="Table_20_Contents">
      <style:text-properties officeooo:rsid="007d7c2a" officeooo:paragraph-rsid="010df24e"/>
    </style:style>
    <style:style style:name="P170" style:family="paragraph" style:parent-style-name="Table_20_Contents">
      <style:text-properties officeooo:rsid="01171b33" officeooo:paragraph-rsid="01171b33"/>
    </style:style>
    <style:style style:name="P171" style:family="paragraph" style:parent-style-name="Table_20_Contents">
      <style:text-properties officeooo:rsid="00ca9cea" officeooo:paragraph-rsid="01235ea9"/>
    </style:style>
    <style:style style:name="P172" style:family="paragraph" style:parent-style-name="Table_20_Contents">
      <style:text-properties officeooo:rsid="00cc1eff" officeooo:paragraph-rsid="01235ea9"/>
    </style:style>
    <style:style style:name="P173" style:family="paragraph" style:parent-style-name="Table_20_Contents">
      <style:text-properties officeooo:rsid="00cdc40d" officeooo:paragraph-rsid="01235ea9"/>
    </style:style>
    <style:style style:name="P174" style:family="paragraph" style:parent-style-name="Table_20_Contents">
      <style:text-properties officeooo:rsid="00cfc568" officeooo:paragraph-rsid="01235ea9"/>
    </style:style>
    <style:style style:name="P175" style:family="paragraph" style:parent-style-name="Table_20_Contents">
      <style:text-properties officeooo:rsid="00d13c21" officeooo:paragraph-rsid="01235ea9"/>
    </style:style>
    <style:style style:name="P176" style:family="paragraph" style:parent-style-name="Table_20_Contents">
      <style:text-properties officeooo:rsid="01248754" officeooo:paragraph-rsid="01248754"/>
    </style:style>
    <style:style style:name="P177" style:family="paragraph" style:parent-style-name="Table_20_Contents">
      <style:text-properties officeooo:rsid="0124e953" officeooo:paragraph-rsid="0124e953"/>
    </style:style>
    <style:style style:name="P178" style:family="paragraph" style:parent-style-name="Table_20_Contents">
      <style:text-properties officeooo:rsid="00a1648e" officeooo:paragraph-rsid="0128dd59"/>
    </style:style>
    <style:style style:name="P179" style:family="paragraph" style:parent-style-name="Table_20_Contents">
      <style:text-properties officeooo:rsid="00a2e375" officeooo:paragraph-rsid="0128dd59"/>
    </style:style>
    <style:style style:name="P180" style:family="paragraph" style:parent-style-name="Table_20_Contents">
      <style:text-properties officeooo:rsid="00a350cf" officeooo:paragraph-rsid="0128dd59"/>
    </style:style>
    <style:style style:name="P181" style:family="paragraph" style:parent-style-name="Table_20_Contents">
      <style:text-properties officeooo:rsid="00a4e960" officeooo:paragraph-rsid="0128dd59"/>
    </style:style>
    <style:style style:name="P182" style:family="paragraph" style:parent-style-name="Table_20_Contents">
      <style:text-properties officeooo:rsid="012ce83a" officeooo:paragraph-rsid="012ce83a"/>
    </style:style>
    <style:style style:name="P183" style:family="paragraph" style:parent-style-name="Table_20_Contents">
      <style:text-properties officeooo:rsid="00655185" officeooo:paragraph-rsid="01378ef0"/>
    </style:style>
    <style:style style:name="P184" style:family="paragraph" style:parent-style-name="Table_20_Contents">
      <style:text-properties officeooo:rsid="00655185" officeooo:paragraph-rsid="016f2a92"/>
    </style:style>
    <style:style style:name="P185" style:family="paragraph" style:parent-style-name="Table_20_Contents">
      <style:text-properties officeooo:rsid="0065f9b2" officeooo:paragraph-rsid="0138ba30"/>
    </style:style>
    <style:style style:name="P186" style:family="paragraph" style:parent-style-name="Table_20_Contents">
      <style:text-properties officeooo:rsid="00e01f8a" officeooo:paragraph-rsid="013b9698"/>
    </style:style>
    <style:style style:name="P187" style:family="paragraph" style:parent-style-name="Table_20_Contents">
      <style:text-properties officeooo:rsid="00693555" officeooo:paragraph-rsid="013ec85c"/>
    </style:style>
    <style:style style:name="P188" style:family="paragraph" style:parent-style-name="Table_20_Contents">
      <style:text-properties officeooo:rsid="0092c83e" officeooo:paragraph-rsid="013ec85c"/>
    </style:style>
    <style:style style:name="P189" style:family="paragraph" style:parent-style-name="Table_20_Contents">
      <style:text-properties officeooo:rsid="007137e2" officeooo:paragraph-rsid="013ec85c"/>
    </style:style>
    <style:style style:name="P190" style:family="paragraph" style:parent-style-name="Table_20_Contents">
      <style:text-properties officeooo:rsid="00ae82da" officeooo:paragraph-rsid="013ec85c"/>
    </style:style>
    <style:style style:name="P191" style:family="paragraph" style:parent-style-name="Table_20_Contents">
      <style:text-properties officeooo:rsid="006b3769" officeooo:paragraph-rsid="0141778a"/>
    </style:style>
    <style:style style:name="P192" style:family="paragraph" style:parent-style-name="Table_20_Contents">
      <style:text-properties officeooo:rsid="00ba4a65" officeooo:paragraph-rsid="0142eef3"/>
    </style:style>
    <style:style style:name="P193" style:family="paragraph" style:parent-style-name="Table_20_Contents">
      <style:text-properties officeooo:rsid="006f052a" officeooo:paragraph-rsid="01445e7d"/>
    </style:style>
    <style:style style:name="P194" style:family="paragraph" style:parent-style-name="Table_20_Contents">
      <style:text-properties officeooo:rsid="00afa728" officeooo:paragraph-rsid="01445e7d"/>
    </style:style>
    <style:style style:name="P195" style:family="paragraph" style:parent-style-name="Table_20_Contents">
      <style:text-properties officeooo:rsid="00aa9f2c" officeooo:paragraph-rsid="01474880"/>
    </style:style>
    <style:style style:name="P196" style:family="paragraph" style:parent-style-name="Table_20_Contents">
      <style:text-properties officeooo:rsid="00830e01" officeooo:paragraph-rsid="014b8495"/>
    </style:style>
    <style:style style:name="P197" style:family="paragraph" style:parent-style-name="Table_20_Contents">
      <style:text-properties officeooo:rsid="00888371" officeooo:paragraph-rsid="014b8495"/>
    </style:style>
    <style:style style:name="P198" style:family="paragraph" style:parent-style-name="Table_20_Contents">
      <style:text-properties officeooo:rsid="008bd238" officeooo:paragraph-rsid="014c6700"/>
    </style:style>
    <style:style style:name="P199" style:family="paragraph" style:parent-style-name="Table_20_Contents">
      <style:text-properties officeooo:rsid="014c6700" officeooo:paragraph-rsid="014c6700"/>
    </style:style>
    <style:style style:name="P200" style:family="paragraph" style:parent-style-name="Table_20_Contents">
      <style:text-properties officeooo:rsid="008e6c62" officeooo:paragraph-rsid="014f64b1"/>
    </style:style>
    <style:style style:name="P201" style:family="paragraph" style:parent-style-name="Table_20_Contents">
      <style:text-properties officeooo:rsid="0085cd7a" officeooo:paragraph-rsid="014fd4b8"/>
    </style:style>
    <style:style style:name="P202" style:family="paragraph" style:parent-style-name="Table_20_Contents">
      <style:text-properties officeooo:rsid="0150fc03" officeooo:paragraph-rsid="0150fc03"/>
    </style:style>
    <style:style style:name="P203" style:family="paragraph" style:parent-style-name="Table_20_Contents">
      <style:text-properties officeooo:rsid="00901411" officeooo:paragraph-rsid="0155024a"/>
    </style:style>
    <style:style style:name="P204" style:family="paragraph" style:parent-style-name="Table_20_Contents">
      <style:text-properties officeooo:rsid="0036e120" officeooo:paragraph-rsid="0155024a"/>
    </style:style>
    <style:style style:name="P205" style:family="paragraph" style:parent-style-name="Table_20_Contents">
      <style:text-properties officeooo:rsid="00919c04" officeooo:paragraph-rsid="0155024a"/>
    </style:style>
    <style:style style:name="P206" style:family="paragraph" style:parent-style-name="Table_20_Contents">
      <style:text-properties officeooo:rsid="0155024a" officeooo:paragraph-rsid="0155024a"/>
    </style:style>
    <style:style style:name="P207" style:family="paragraph" style:parent-style-name="Table_20_Contents">
      <style:text-properties officeooo:rsid="00ac6ed5" officeooo:paragraph-rsid="01567191"/>
    </style:style>
    <style:style style:name="P208" style:family="paragraph" style:parent-style-name="Table_20_Contents">
      <style:text-properties officeooo:rsid="01567191" officeooo:paragraph-rsid="01567191"/>
    </style:style>
    <style:style style:name="P209" style:family="paragraph" style:parent-style-name="Table_20_Contents">
      <style:text-properties officeooo:rsid="0054c911" officeooo:paragraph-rsid="015799e1"/>
    </style:style>
    <style:style style:name="P210" style:family="paragraph" style:parent-style-name="Table_20_Contents">
      <style:text-properties officeooo:rsid="015799e1" officeooo:paragraph-rsid="015799e1"/>
    </style:style>
    <style:style style:name="P211" style:family="paragraph" style:parent-style-name="Table_20_Contents">
      <style:text-properties officeooo:rsid="008000e7" officeooo:paragraph-rsid="015a30a2"/>
    </style:style>
    <style:style style:name="P212" style:family="paragraph" style:parent-style-name="Table_20_Contents">
      <style:text-properties officeooo:rsid="00b88427" officeooo:paragraph-rsid="015a30a2"/>
    </style:style>
    <style:style style:name="P213" style:family="paragraph" style:parent-style-name="Table_20_Contents">
      <style:text-properties officeooo:rsid="0053ad02" officeooo:paragraph-rsid="015a5c69"/>
    </style:style>
    <style:style style:name="P214" style:family="paragraph" style:parent-style-name="Table_20_Contents">
      <style:text-properties officeooo:rsid="00a6bcc0" officeooo:paragraph-rsid="015a5c69"/>
    </style:style>
    <style:style style:name="P215" style:family="paragraph" style:parent-style-name="Table_20_Contents">
      <style:text-properties officeooo:rsid="015ba479" officeooo:paragraph-rsid="015ba479"/>
    </style:style>
    <style:style style:name="P216" style:family="paragraph" style:parent-style-name="Table_20_Contents">
      <style:text-properties officeooo:rsid="00b63062" officeooo:paragraph-rsid="015d85cb"/>
    </style:style>
    <style:style style:name="P217" style:family="paragraph" style:parent-style-name="Table_20_Contents">
      <style:text-properties officeooo:rsid="015d85cb" officeooo:paragraph-rsid="015d85cb"/>
    </style:style>
    <style:style style:name="P218" style:family="paragraph" style:parent-style-name="Table_20_Contents">
      <style:text-properties officeooo:rsid="0076a0f9" officeooo:paragraph-rsid="0160bac8"/>
    </style:style>
    <style:style style:name="P219" style:family="paragraph" style:parent-style-name="Table_20_Contents">
      <style:text-properties officeooo:rsid="0160bac8" officeooo:paragraph-rsid="0160bac8"/>
    </style:style>
    <style:style style:name="P220" style:family="paragraph" style:parent-style-name="Table_20_Contents">
      <style:text-properties officeooo:rsid="00b7db5c" officeooo:paragraph-rsid="01617a36"/>
    </style:style>
    <style:style style:name="P221" style:family="paragraph" style:parent-style-name="Table_20_Contents">
      <style:text-properties officeooo:rsid="01617a36" officeooo:paragraph-rsid="01617a36"/>
    </style:style>
    <style:style style:name="P222" style:family="paragraph" style:parent-style-name="Table_20_Contents">
      <style:text-properties officeooo:rsid="01635699" officeooo:paragraph-rsid="01635699"/>
    </style:style>
    <style:style style:name="P223" style:family="paragraph" style:parent-style-name="Table_20_Contents">
      <style:text-properties officeooo:paragraph-rsid="0167203d"/>
    </style:style>
    <style:style style:name="P224" style:family="paragraph" style:parent-style-name="Table_20_Contents">
      <style:text-properties officeooo:rsid="016a7ea0" officeooo:paragraph-rsid="016a7ea0"/>
    </style:style>
    <style:style style:name="P225" style:family="paragraph" style:parent-style-name="Table_20_Contents">
      <style:text-properties officeooo:rsid="016f2a92" officeooo:paragraph-rsid="016f2a92"/>
    </style:style>
    <style:style style:name="P226" style:family="paragraph" style:parent-style-name="Table_20_Contents">
      <style:text-properties officeooo:rsid="00dce7ba" officeooo:paragraph-rsid="016fd4b0"/>
    </style:style>
    <style:style style:name="P227" style:family="paragraph" style:parent-style-name="Table_20_Contents">
      <style:text-properties officeooo:rsid="00dce7ba" officeooo:paragraph-rsid="0173e309"/>
    </style:style>
    <style:style style:name="P228" style:family="paragraph" style:parent-style-name="Table_20_Contents">
      <style:text-properties officeooo:rsid="016fd4b0" officeooo:paragraph-rsid="016fd4b0"/>
    </style:style>
    <style:style style:name="P229" style:family="paragraph" style:parent-style-name="Table_20_Contents">
      <style:text-properties officeooo:rsid="0173e309" officeooo:paragraph-rsid="0173e309"/>
    </style:style>
    <style:style style:name="P230" style:family="paragraph" style:parent-style-name="Table_20_Contents">
      <style:text-properties officeooo:rsid="01742d23" officeooo:paragraph-rsid="01742d23"/>
    </style:style>
    <style:style style:name="P231" style:family="paragraph" style:parent-style-name="Table_20_Contents">
      <style:text-properties officeooo:rsid="0174b04b" officeooo:paragraph-rsid="0174b04b"/>
    </style:style>
    <style:style style:name="P232" style:family="paragraph" style:parent-style-name="Table_20_Contents">
      <style:text-properties officeooo:rsid="016757a3" officeooo:paragraph-rsid="0178edec"/>
    </style:style>
    <style:style style:name="P233" style:family="paragraph" style:parent-style-name="Table_20_Contents">
      <style:text-properties officeooo:rsid="00d53ee3" officeooo:paragraph-rsid="0178edec"/>
    </style:style>
    <style:style style:name="P234" style:family="paragraph" style:parent-style-name="Table_20_Contents">
      <style:text-properties officeooo:rsid="017a8fbb" officeooo:paragraph-rsid="017a8fbb"/>
    </style:style>
    <style:style style:name="P235" style:family="paragraph" style:parent-style-name="Table_20_Contents">
      <style:text-properties officeooo:rsid="017cbe1b" officeooo:paragraph-rsid="017cbe1b"/>
    </style:style>
    <style:style style:name="P236" style:family="paragraph" style:parent-style-name="Table_20_Contents">
      <style:text-properties officeooo:rsid="00f7ef49" officeooo:paragraph-rsid="017e793b"/>
    </style:style>
    <style:style style:name="P237" style:family="paragraph" style:parent-style-name="Table_20_Contents">
      <style:text-properties officeooo:rsid="0180e5b8" officeooo:paragraph-rsid="0180e5b8"/>
    </style:style>
    <style:style style:name="P238" style:family="paragraph" style:parent-style-name="Table_20_Contents">
      <style:text-properties officeooo:rsid="0180e5b8" officeooo:paragraph-rsid="0184b625"/>
    </style:style>
    <style:style style:name="P239" style:family="paragraph" style:parent-style-name="Table_20_Contents">
      <style:text-properties officeooo:rsid="0187ee61" officeooo:paragraph-rsid="0187ee61"/>
    </style:style>
    <style:style style:name="P240" style:family="paragraph" style:parent-style-name="Table_20_Contents">
      <style:text-properties officeooo:rsid="0189d9ce" officeooo:paragraph-rsid="0189d9ce"/>
    </style:style>
    <style:style style:name="P241" style:family="paragraph" style:parent-style-name="Table_20_Contents">
      <style:text-properties officeooo:rsid="018a880c" officeooo:paragraph-rsid="018a880c"/>
    </style:style>
    <style:style style:name="P242" style:family="paragraph" style:parent-style-name="Table_20_Contents">
      <style:text-properties officeooo:rsid="018c6f03" officeooo:paragraph-rsid="018c6f03"/>
    </style:style>
    <style:style style:name="P243" style:family="paragraph" style:parent-style-name="Table_20_Contents">
      <style:text-properties officeooo:paragraph-rsid="013fe7e7"/>
    </style:style>
    <style:style style:name="P244" style:family="paragraph" style:parent-style-name="Table_20_Contents">
      <style:text-properties officeooo:rsid="018ee5cb" officeooo:paragraph-rsid="018ee5cb"/>
    </style:style>
    <style:style style:name="P245" style:family="paragraph" style:parent-style-name="Text_20_body">
      <style:paragraph-properties fo:break-before="page"/>
      <style:text-properties officeooo:rsid="007137e2" officeooo:paragraph-rsid="013ec85c"/>
    </style:style>
    <style:style style:name="P246" style:family="paragraph" style:parent-style-name="Text_20_body" style:list-style-name="L1">
      <style:text-properties officeooo:rsid="00e6164c" officeooo:paragraph-rsid="00e6164c"/>
    </style:style>
    <style:style style:name="P247" style:family="paragraph" style:parent-style-name="Text_20_body" style:list-style-name="L1">
      <style:text-properties officeooo:rsid="00fbebad" officeooo:paragraph-rsid="00fbebad"/>
    </style:style>
    <style:style style:name="P248" style:family="paragraph" style:parent-style-name="Text_20_body" style:list-style-name="L2">
      <style:text-properties officeooo:rsid="00132f0c" officeooo:paragraph-rsid="00132f0c"/>
    </style:style>
    <style:style style:name="P2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50"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51"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52"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53"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54"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55"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56"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57" style:family="paragraph" style:parent-style-name="Text_20_body" style:list-style-name="L2">
      <style:text-properties fo:font-variant="normal" fo:text-transform="none" fo:color="#333333" fo:letter-spacing="normal" officeooo:rsid="00b52f72" officeooo:paragraph-rsid="00b52f72"/>
    </style:style>
    <style:style style:name="P25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59" style:family="paragraph" style:parent-style-name="Text_20_body" style:list-style-name="L2">
      <style:text-properties officeooo:rsid="0043d94a" officeooo:paragraph-rsid="0043d94a"/>
    </style:style>
    <style:style style:name="P260" style:family="paragraph" style:parent-style-name="Text_20_body" style:list-style-name="L3">
      <style:text-properties officeooo:rsid="0011c299" officeooo:paragraph-rsid="0011c299"/>
    </style:style>
    <style:style style:name="P261" style:family="paragraph" style:parent-style-name="Text_20_body" style:list-style-name="">
      <style:text-properties officeooo:rsid="00d13c21" officeooo:paragraph-rsid="01235ea9"/>
    </style:style>
    <style:style style:name="P262" style:family="paragraph" style:parent-style-name="Text_20_body" style:list-style-name="L6">
      <style:text-properties officeooo:rsid="018d669c" officeooo:paragraph-rsid="018d669c"/>
    </style:style>
    <style:style style:name="P263" style:family="paragraph" style:parent-style-name="Text_20_body" style:list-style-name="L6">
      <style:text-properties officeooo:rsid="018d669c" officeooo:paragraph-rsid="018ee5cb"/>
    </style:style>
    <style:style style:name="P264" style:family="paragraph" style:parent-style-name="Text_20_body" style:list-style-name="L7">
      <style:text-properties officeooo:rsid="00d51d2c" officeooo:paragraph-rsid="016757a3"/>
    </style:style>
    <style:style style:name="P265" style:family="paragraph" style:parent-style-name="Text_20_body" style:list-style-name="L7">
      <style:text-properties officeooo:rsid="01765f38" officeooo:paragraph-rsid="01765f38"/>
    </style:style>
    <style:style style:name="P266" style:family="paragraph" style:parent-style-name="Text_20_body">
      <style:text-properties officeooo:rsid="018c6f03" officeooo:paragraph-rsid="018c6f03"/>
    </style:style>
    <style:style style:name="P267" style:family="paragraph" style:parent-style-name="Text_20_body">
      <style:text-properties officeooo:rsid="018c6f03" officeooo:paragraph-rsid="019029b1"/>
    </style:style>
    <style:style style:name="P268" style:family="paragraph" style:parent-style-name="Text_20_body">
      <style:text-properties officeooo:rsid="019172b1" officeooo:paragraph-rsid="019172b1"/>
    </style:style>
    <style:style style:name="P269" style:family="paragraph" style:parent-style-name="Heading_20_1" style:list-style-name=""/>
    <style:style style:name="P270" style:family="paragraph" style:parent-style-name="Heading_20_1" style:list-style-name="">
      <style:text-properties officeooo:rsid="0043c693" officeooo:paragraph-rsid="0043c693"/>
    </style:style>
    <style:style style:name="P271" style:family="paragraph" style:parent-style-name="Heading_20_1" style:list-style-name="">
      <style:text-properties officeooo:rsid="0011c299" officeooo:paragraph-rsid="0011c299"/>
    </style:style>
    <style:style style:name="P272" style:family="paragraph" style:parent-style-name="Heading_20_1" style:list-style-name="">
      <style:text-properties officeooo:rsid="000b7895" officeooo:paragraph-rsid="000b7895"/>
    </style:style>
    <style:style style:name="P273" style:family="paragraph" style:parent-style-name="Heading_20_1" style:list-style-name="">
      <style:text-properties officeooo:rsid="00c30183" officeooo:paragraph-rsid="00c30183"/>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rsid="0043c693" officeooo:paragraph-rsid="0043c693"/>
    </style:style>
    <style:style style:name="P276" style:family="paragraph" style:parent-style-name="Heading_20_1">
      <style:paragraph-properties fo:break-before="page"/>
      <style:text-properties officeooo:rsid="0011c299" officeooo:paragraph-rsid="0011c299"/>
    </style:style>
    <style:style style:name="P277" style:family="paragraph" style:parent-style-name="Heading_20_1">
      <style:paragraph-properties fo:break-before="page"/>
      <style:text-properties officeooo:rsid="000b7895" officeooo:paragraph-rsid="000b7895"/>
    </style:style>
    <style:style style:name="P278" style:family="paragraph" style:parent-style-name="Heading_20_1" style:list-style-name="">
      <style:paragraph-properties fo:break-before="page"/>
      <style:text-properties officeooo:rsid="00c30183" officeooo:paragraph-rsid="00c30183"/>
    </style:style>
    <style:style style:name="P279" style:family="paragraph" style:parent-style-name="Heading_20_1">
      <style:paragraph-properties fo:break-before="page"/>
      <style:text-properties officeooo:rsid="00134fd0" officeooo:paragraph-rsid="00134fd0"/>
    </style:style>
    <style:style style:name="P280" style:family="paragraph" style:parent-style-name="Heading_20_3">
      <style:text-properties officeooo:rsid="003dca8f" officeooo:paragraph-rsid="003dca8f"/>
    </style:style>
    <style:style style:name="P281" style:family="paragraph" style:parent-style-name="Heading_20_3">
      <style:text-properties officeooo:rsid="004a8ddf" officeooo:paragraph-rsid="004a8ddf"/>
    </style:style>
    <style:style style:name="P282" style:family="paragraph" style:parent-style-name="Heading_20_3">
      <style:text-properties officeooo:rsid="002ec711" officeooo:paragraph-rsid="00274e77"/>
    </style:style>
    <style:style style:name="P283" style:family="paragraph" style:parent-style-name="Heading_20_3">
      <style:text-properties officeooo:rsid="0189d9ce" officeooo:paragraph-rsid="0189d9ce"/>
    </style:style>
    <style:style style:name="P284" style:family="paragraph" style:parent-style-name="Heading_20_3">
      <style:text-properties officeooo:rsid="018a880c" officeooo:paragraph-rsid="018a880c"/>
    </style:style>
    <style:style style:name="P285" style:family="paragraph" style:parent-style-name="Heading_20_3">
      <style:text-properties officeooo:rsid="018c6f03" officeooo:paragraph-rsid="018c6f03"/>
    </style:style>
    <style:style style:name="P286" style:family="paragraph" style:parent-style-name="Heading_20_3">
      <style:text-properties officeooo:rsid="018c6f03" officeooo:paragraph-rsid="019029b1"/>
    </style:style>
    <style:style style:name="P287" style:family="paragraph" style:parent-style-name="Heading_20_3">
      <style:text-properties officeooo:rsid="00ec4c35" officeooo:paragraph-rsid="010b02ee"/>
    </style:style>
    <style:style style:name="P288" style:family="paragraph" style:parent-style-name="Heading_20_3">
      <style:text-properties officeooo:rsid="0180e5b8" officeooo:paragraph-rsid="0180e5b8"/>
    </style:style>
    <style:style style:name="P289" style:family="paragraph" style:parent-style-name="Heading_20_3">
      <style:text-properties officeooo:rsid="00eccd4f" officeooo:paragraph-rsid="010b02ee"/>
    </style:style>
    <style:style style:name="P290" style:family="paragraph" style:parent-style-name="Heading_20_3">
      <style:text-properties officeooo:rsid="004574fe" officeooo:paragraph-rsid="010df24e"/>
    </style:style>
    <style:style style:name="P291" style:family="paragraph" style:parent-style-name="Heading_20_3">
      <style:text-properties fo:font-weight="normal" officeooo:rsid="004574fe" officeooo:paragraph-rsid="010df24e" style:font-weight-asian="normal" style:font-weight-complex="normal"/>
    </style:style>
    <style:style style:name="P292" style:family="paragraph" style:parent-style-name="Heading_20_3">
      <style:text-properties fo:font-weight="normal" officeooo:rsid="0047e7fd" officeooo:paragraph-rsid="010df24e" style:font-weight-asian="normal" style:font-weight-complex="normal"/>
    </style:style>
    <style:style style:name="P293" style:family="paragraph" style:parent-style-name="Heading_20_3">
      <style:text-properties fo:font-weight="normal" officeooo:rsid="00b56b9a" officeooo:paragraph-rsid="015d85cb" style:font-weight-asian="normal" style:font-weight-complex="normal"/>
    </style:style>
    <style:style style:name="P294" style:family="paragraph" style:parent-style-name="Heading_20_3">
      <style:text-properties fo:font-weight="normal" officeooo:rsid="0076a0f9" officeooo:paragraph-rsid="0160bac8" style:font-weight-asian="normal" style:font-weight-complex="normal"/>
    </style:style>
    <style:style style:name="P295" style:family="paragraph" style:parent-style-name="Heading_20_3">
      <style:text-properties officeooo:rsid="007d7c2a" officeooo:paragraph-rsid="010df24e"/>
    </style:style>
    <style:style style:name="P296" style:family="paragraph" style:parent-style-name="Heading_20_3">
      <style:text-properties officeooo:rsid="00a1648e" officeooo:paragraph-rsid="0128dd59"/>
    </style:style>
    <style:style style:name="P297" style:family="paragraph" style:parent-style-name="Heading_20_3">
      <style:text-properties officeooo:rsid="00a2e375" officeooo:paragraph-rsid="0128dd59"/>
    </style:style>
    <style:style style:name="P298" style:family="paragraph" style:parent-style-name="Heading_20_3">
      <style:text-properties officeooo:rsid="00a4e960" officeooo:paragraph-rsid="0128dd59"/>
    </style:style>
    <style:style style:name="P299" style:family="paragraph" style:parent-style-name="Heading_20_3">
      <style:text-properties officeooo:paragraph-rsid="01235ea9"/>
    </style:style>
    <style:style style:name="P300" style:family="paragraph" style:parent-style-name="Heading_20_3">
      <style:text-properties officeooo:rsid="00d052dc" officeooo:paragraph-rsid="01235ea9"/>
    </style:style>
    <style:style style:name="P301" style:family="paragraph" style:parent-style-name="Heading_20_3">
      <style:text-properties officeooo:rsid="00efb10b" officeooo:paragraph-rsid="00efb10b"/>
    </style:style>
    <style:style style:name="P302" style:family="paragraph" style:parent-style-name="Heading_20_3" style:list-style-name="">
      <style:text-properties officeooo:rsid="018d669c" officeooo:paragraph-rsid="018d669c"/>
    </style:style>
    <style:style style:name="P303" style:family="paragraph" style:parent-style-name="Heading_20_3">
      <style:text-properties officeooo:rsid="00bee800" officeooo:paragraph-rsid="010705ab"/>
    </style:style>
    <style:style style:name="P304" style:family="paragraph" style:parent-style-name="Heading_20_3">
      <style:text-properties officeooo:rsid="00b2402e" officeooo:paragraph-rsid="01093483"/>
    </style:style>
    <style:style style:name="P305" style:family="paragraph" style:parent-style-name="Heading_20_3">
      <style:text-properties officeooo:rsid="00655185" officeooo:paragraph-rsid="01378ef0"/>
    </style:style>
    <style:style style:name="P306" style:family="paragraph" style:parent-style-name="Heading_20_3">
      <style:text-properties officeooo:rsid="0065f9b2" officeooo:paragraph-rsid="0138ba30"/>
    </style:style>
    <style:style style:name="P307" style:family="paragraph" style:parent-style-name="Heading_20_3" style:list-style-name="">
      <style:text-properties officeooo:rsid="00693555" officeooo:paragraph-rsid="013ec85c"/>
    </style:style>
    <style:style style:name="P308" style:family="paragraph" style:parent-style-name="Heading_20_3">
      <style:text-properties officeooo:rsid="00e13af0" officeooo:paragraph-rsid="013fe7e7"/>
    </style:style>
    <style:style style:name="P309" style:family="paragraph" style:parent-style-name="Heading_20_3">
      <style:text-properties officeooo:rsid="006b3769" officeooo:paragraph-rsid="0141778a"/>
    </style:style>
    <style:style style:name="P310" style:family="paragraph" style:parent-style-name="Heading_20_3">
      <style:text-properties officeooo:rsid="00ba4a65" officeooo:paragraph-rsid="0142eef3"/>
    </style:style>
    <style:style style:name="P311" style:family="paragraph" style:parent-style-name="Heading_20_3" style:list-style-name="">
      <style:text-properties officeooo:rsid="006f052a" officeooo:paragraph-rsid="01445e7d"/>
    </style:style>
    <style:style style:name="P312" style:family="paragraph" style:parent-style-name="Heading_20_3">
      <style:text-properties officeooo:rsid="00f7ef49" officeooo:paragraph-rsid="017e793b"/>
    </style:style>
    <style:style style:name="P313" style:family="paragraph" style:parent-style-name="Heading_20_3">
      <style:text-properties officeooo:rsid="00aa9f2c" officeooo:paragraph-rsid="01474880"/>
    </style:style>
    <style:style style:name="P314" style:family="paragraph" style:parent-style-name="Heading_20_3" style:list-style-name="">
      <style:text-properties officeooo:rsid="00830e01" officeooo:paragraph-rsid="014b8495"/>
    </style:style>
    <style:style style:name="P315" style:family="paragraph" style:parent-style-name="Heading_20_3">
      <style:text-properties officeooo:rsid="008bd238" officeooo:paragraph-rsid="014c6700"/>
    </style:style>
    <style:style style:name="P316" style:family="paragraph" style:parent-style-name="Heading_20_3">
      <style:text-properties officeooo:rsid="008e6c62" officeooo:paragraph-rsid="014f64b1"/>
    </style:style>
    <style:style style:name="P317" style:family="paragraph" style:parent-style-name="Heading_20_3">
      <style:text-properties officeooo:rsid="008552a4" officeooo:paragraph-rsid="014fd4b8"/>
    </style:style>
    <style:style style:name="P318" style:family="paragraph" style:parent-style-name="Heading_20_3" style:list-style-name="">
      <style:text-properties officeooo:rsid="00901411" officeooo:paragraph-rsid="0155024a"/>
    </style:style>
    <style:style style:name="P319" style:family="paragraph" style:parent-style-name="Heading_20_3">
      <style:text-properties officeooo:rsid="0051d535" officeooo:paragraph-rsid="01567191"/>
    </style:style>
    <style:style style:name="P320" style:family="paragraph" style:parent-style-name="Heading_20_3">
      <style:text-properties officeooo:rsid="0054c911" officeooo:paragraph-rsid="015799e1"/>
    </style:style>
    <style:style style:name="P321" style:family="paragraph" style:parent-style-name="Heading_20_3">
      <style:text-properties officeooo:rsid="008000e7" officeooo:paragraph-rsid="015a30a2"/>
    </style:style>
    <style:style style:name="P322" style:family="paragraph" style:parent-style-name="Heading_20_3">
      <style:text-properties officeooo:rsid="0053a457" officeooo:paragraph-rsid="015ba479"/>
    </style:style>
    <style:style style:name="P323" style:family="paragraph" style:parent-style-name="Heading_20_3">
      <style:text-properties officeooo:rsid="00ac6ed5" officeooo:paragraph-rsid="01617a36"/>
    </style:style>
    <style:style style:name="P324" style:family="paragraph" style:parent-style-name="Heading_20_3">
      <style:text-properties officeooo:rsid="004ef366" officeooo:paragraph-rsid="01635699"/>
    </style:style>
    <style:style style:name="P325" style:family="paragraph" style:parent-style-name="Heading_20_3">
      <style:text-properties officeooo:rsid="00c27a23" officeooo:paragraph-rsid="0167203d"/>
    </style:style>
    <style:style style:name="P326" style:family="paragraph" style:parent-style-name="Heading_20_3">
      <style:text-properties officeooo:rsid="00d5228e" officeooo:paragraph-rsid="016757a3"/>
    </style:style>
    <style:style style:name="P327" style:family="paragraph" style:parent-style-name="Heading_20_3">
      <style:text-properties officeooo:rsid="00d5228e" officeooo:paragraph-rsid="0178edec"/>
    </style:style>
    <style:style style:name="P328" style:family="paragraph" style:parent-style-name="Heading_20_3" style:list-style-name="">
      <style:text-properties officeooo:rsid="00d781d0" officeooo:paragraph-rsid="0168dd62"/>
    </style:style>
    <style:style style:name="P329" style:family="paragraph" style:parent-style-name="Heading_20_3">
      <style:text-properties officeooo:rsid="017a8fbb" officeooo:paragraph-rsid="017a8fbb"/>
    </style:style>
    <style:style style:name="P330" style:family="paragraph" style:parent-style-name="Heading_20_3">
      <style:text-properties officeooo:rsid="00d5c214" officeooo:paragraph-rsid="016a7ea0"/>
    </style:style>
    <style:style style:name="P331" style:family="paragraph" style:parent-style-name="Heading_20_3">
      <style:text-properties officeooo:rsid="00dce7ba" officeooo:paragraph-rsid="016fd4b0"/>
    </style:style>
    <style:style style:name="P332" style:family="paragraph" style:parent-style-name="Heading_20_3">
      <style:text-properties officeooo:paragraph-rsid="0173e309"/>
    </style:style>
    <style:style style:name="P333" style:family="paragraph" style:parent-style-name="Heading_20_3">
      <style:text-properties officeooo:rsid="00e577e4" officeooo:paragraph-rsid="0174b04b"/>
    </style:style>
    <style:style style:name="P334" style:family="paragraph" style:parent-style-name="Heading_20_3">
      <style:text-properties officeooo:rsid="00d77829" officeooo:paragraph-rsid="0177d0a3"/>
    </style:style>
    <style:style style:name="P335" style:family="paragraph" style:parent-style-name="Heading_20_3">
      <style:paragraph-properties fo:break-before="page"/>
      <style:text-properties officeooo:rsid="00cdc40d" officeooo:paragraph-rsid="01235ea9"/>
    </style:style>
    <style:style style:name="P336" style:family="paragraph" style:parent-style-name="Heading_20_3">
      <style:paragraph-properties fo:break-before="page"/>
      <style:text-properties officeooo:paragraph-rsid="01235ea9"/>
    </style:style>
    <style:style style:name="P337" style:family="paragraph" style:parent-style-name="Heading_20_3">
      <style:paragraph-properties fo:break-before="page"/>
      <style:text-properties officeooo:rsid="00d13c21" officeooo:paragraph-rsid="01235ea9"/>
    </style:style>
    <style:style style:name="P338" style:family="paragraph" style:parent-style-name="Heading_20_3">
      <style:paragraph-properties fo:break-before="page"/>
      <style:text-properties officeooo:rsid="018d669c" officeooo:paragraph-rsid="018d669c"/>
    </style:style>
    <style:style style:name="P339" style:family="paragraph" style:parent-style-name="Heading_20_3">
      <style:paragraph-properties fo:break-before="page"/>
      <style:text-properties officeooo:rsid="00e01f8a" officeooo:paragraph-rsid="013b9698"/>
    </style:style>
    <style:style style:name="P340" style:family="paragraph" style:parent-style-name="Heading_20_3">
      <style:paragraph-properties fo:break-before="page"/>
      <style:text-properties officeooo:rsid="00693555" officeooo:paragraph-rsid="013ec85c"/>
    </style:style>
    <style:style style:name="P341" style:family="paragraph" style:parent-style-name="Heading_20_3">
      <style:paragraph-properties fo:break-before="page"/>
      <style:text-properties officeooo:rsid="006f052a" officeooo:paragraph-rsid="01445e7d"/>
    </style:style>
    <style:style style:name="P342" style:family="paragraph" style:parent-style-name="Heading_20_3">
      <style:paragraph-properties fo:break-before="page"/>
      <style:text-properties officeooo:rsid="00830e01" officeooo:paragraph-rsid="014b8495"/>
    </style:style>
    <style:style style:name="P343" style:family="paragraph" style:parent-style-name="Heading_20_3">
      <style:paragraph-properties fo:break-before="page"/>
      <style:text-properties officeooo:rsid="00901411" officeooo:paragraph-rsid="0155024a"/>
    </style:style>
    <style:style style:name="P344" style:family="paragraph" style:parent-style-name="Heading_20_3">
      <style:paragraph-properties fo:break-before="page"/>
      <style:text-properties officeooo:rsid="0053ad02" officeooo:paragraph-rsid="015a5c69"/>
    </style:style>
    <style:style style:name="P345" style:family="paragraph" style:parent-style-name="Heading_20_3">
      <style:paragraph-properties fo:break-before="page"/>
      <style:text-properties officeooo:rsid="00d781d0" officeooo:paragraph-rsid="0168dd62"/>
    </style:style>
    <style:style style:name="P346" style:family="paragraph" style:parent-style-name="Heading_20_2">
      <style:text-properties officeooo:rsid="00aa181f" officeooo:paragraph-rsid="00aa181f"/>
    </style:style>
    <style:style style:name="P347" style:family="paragraph" style:parent-style-name="Heading_20_2">
      <style:text-properties officeooo:rsid="003892d3" officeooo:paragraph-rsid="003dca8f"/>
    </style:style>
    <style:style style:name="P348" style:family="paragraph" style:parent-style-name="Heading_20_2" style:list-style-name="">
      <style:text-properties officeooo:rsid="00ec4c35" officeooo:paragraph-rsid="010b02ee"/>
    </style:style>
    <style:style style:name="P349" style:family="paragraph" style:parent-style-name="Heading_20_2" style:list-style-name="">
      <style:text-properties officeooo:rsid="00655185" officeooo:paragraph-rsid="00655185"/>
    </style:style>
    <style:style style:name="P350" style:family="paragraph" style:parent-style-name="Heading_20_2">
      <style:paragraph-properties fo:break-before="page"/>
      <style:text-properties officeooo:rsid="01825ad8" officeooo:paragraph-rsid="01825ad8"/>
    </style:style>
    <style:style style:name="P351" style:family="paragraph" style:parent-style-name="Heading_20_2">
      <style:paragraph-properties fo:break-before="page"/>
      <style:text-properties officeooo:rsid="00ec4c35" officeooo:paragraph-rsid="010b02ee"/>
    </style:style>
    <style:style style:name="P352" style:family="paragraph" style:parent-style-name="Heading_20_2">
      <style:paragraph-properties fo:break-before="page"/>
      <style:text-properties officeooo:rsid="004574fe" officeooo:paragraph-rsid="010df24e"/>
    </style:style>
    <style:style style:name="P353" style:family="paragraph" style:parent-style-name="Heading_20_2">
      <style:paragraph-properties fo:break-before="page"/>
      <style:text-properties officeooo:rsid="009e2b7a" officeooo:paragraph-rsid="0128dd59"/>
    </style:style>
    <style:style style:name="P354" style:family="paragraph" style:parent-style-name="Heading_20_2">
      <style:paragraph-properties fo:break-before="page"/>
      <style:text-properties officeooo:rsid="00ca9cea" officeooo:paragraph-rsid="01235ea9"/>
    </style:style>
    <style:style style:name="P355" style:family="paragraph" style:parent-style-name="Heading_20_2">
      <style:paragraph-properties fo:break-before="page"/>
      <style:text-properties officeooo:rsid="00655185" officeooo:paragraph-rsid="00655185"/>
    </style:style>
    <style:style style:name="P356" style:family="paragraph" style:parent-style-name="Heading_20_2">
      <style:paragraph-properties fo:break-before="page"/>
      <style:text-properties officeooo:rsid="004e4358" officeooo:paragraph-rsid="01567191"/>
    </style:style>
    <style:style style:name="P357" style:family="paragraph" style:parent-style-name="Heading_20_2">
      <style:paragraph-properties fo:break-before="page"/>
      <style:text-properties officeooo:rsid="00d51d2c" officeooo:paragraph-rsid="016757a3"/>
    </style:style>
    <style:style style:name="P358" style:family="paragraph" style:parent-style-name="Contents_20_1">
      <style:paragraph-properties>
        <style:tab-stops>
          <style:tab-stop style:position="6.9252in" style:type="right" style:leader-style="dotted" style:leader-text="."/>
        </style:tab-stops>
      </style:paragraph-properties>
    </style:style>
    <style:style style:name="P359" style:family="paragraph" style:parent-style-name="Contents_20_3">
      <style:paragraph-properties>
        <style:tab-stops>
          <style:tab-stop style:position="6.5319in" style:type="right" style:leader-style="dotted" style:leader-text="."/>
        </style:tab-stops>
      </style:paragraph-properties>
    </style:style>
    <style:style style:name="P360" style:family="paragraph" style:parent-style-name="Table_20_Contents">
      <style:text-properties officeooo:rsid="018c6f03" officeooo:paragraph-rsid="019029b1"/>
    </style:style>
    <style:style style:name="P36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15799e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11ed1ca" style:font-weight-asian="normal" style:font-weight-complex="normal"/>
    </style:style>
    <style:style style:name="T11" style:family="text">
      <style:text-properties fo:font-weight="normal" officeooo:rsid="00c8a8d7"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1742d23"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T93" style:family="text">
      <style:text-properties officeooo:rsid="0054c911"/>
    </style:style>
    <style:style style:name="T94" style:family="text">
      <style:text-properties officeooo:rsid="0053a457"/>
    </style:style>
    <style:style style:name="T95" style:family="text">
      <style:text-properties officeooo:rsid="015e7309"/>
    </style:style>
    <style:style style:name="T96" style:family="text">
      <style:text-properties officeooo:rsid="015f218d"/>
    </style:style>
    <style:style style:name="T97" style:family="text">
      <style:text-properties officeooo:rsid="015f69e2"/>
    </style:style>
    <style:style style:name="T98" style:family="text">
      <style:text-properties officeooo:rsid="0160bac8"/>
    </style:style>
    <style:style style:name="T99" style:family="text">
      <style:text-properties officeooo:rsid="0050074b"/>
    </style:style>
    <style:style style:name="T100" style:family="text">
      <style:text-properties officeooo:rsid="004ef366"/>
    </style:style>
    <style:style style:name="T101" style:family="text">
      <style:text-properties officeooo:rsid="0164fd48"/>
    </style:style>
    <style:style style:name="T102" style:family="text">
      <style:text-properties officeooo:rsid="00c7461a"/>
    </style:style>
    <style:style style:name="T103" style:family="text">
      <style:text-properties officeooo:rsid="0167203d"/>
    </style:style>
    <style:style style:name="T104" style:family="text">
      <style:text-properties officeooo:rsid="00d5228e"/>
    </style:style>
    <style:style style:name="T105" style:family="text">
      <style:text-properties officeooo:rsid="00d6d5ce"/>
    </style:style>
    <style:style style:name="T106" style:family="text">
      <style:text-properties officeooo:rsid="00da97f8"/>
    </style:style>
    <style:style style:name="T107" style:family="text">
      <style:text-properties style:font-size-asian="12pt" style:font-size-complex="12pt"/>
    </style:style>
    <style:style style:name="T108" style:family="text">
      <style:text-properties officeooo:rsid="00fcf83f" style:font-size-asian="12pt" style:font-size-complex="12pt"/>
    </style:style>
    <style:style style:name="T109" style:family="text">
      <style:text-properties officeooo:rsid="016b9deb"/>
    </style:style>
    <style:style style:name="T110" style:family="text">
      <style:text-properties officeooo:rsid="0041839e" style:font-style-asian="normal" style:font-style-complex="normal"/>
    </style:style>
    <style:style style:name="T111" style:family="text">
      <style:text-properties officeooo:rsid="00e3282e"/>
    </style:style>
    <style:style style:name="T112" style:family="text">
      <style:text-properties officeooo:rsid="00dce7ba"/>
    </style:style>
    <style:style style:name="T113" style:family="text">
      <style:text-properties officeooo:rsid="01742d23"/>
    </style:style>
    <style:style style:name="T114" style:family="text">
      <style:text-properties officeooo:rsid="0174b04b"/>
    </style:style>
    <style:style style:name="T115" style:family="text">
      <style:text-properties officeooo:rsid="01765f38"/>
    </style:style>
    <style:style style:name="T116" style:family="text">
      <style:text-properties officeooo:rsid="0177d0a3"/>
    </style:style>
    <style:style style:name="T117" style:family="text">
      <style:text-properties officeooo:rsid="017a30c0"/>
    </style:style>
    <style:style style:name="T118" style:family="text">
      <style:text-properties officeooo:rsid="017c7be3"/>
    </style:style>
    <style:style style:name="T119" style:family="text">
      <style:text-properties officeooo:rsid="017cbe1b"/>
    </style:style>
    <style:style style:name="T120" style:family="text">
      <style:text-properties officeooo:rsid="017e793b"/>
    </style:style>
    <style:style style:name="T121" style:family="text">
      <style:text-properties officeooo:rsid="017fe87c"/>
    </style:style>
    <style:style style:name="T122" style:family="text">
      <style:text-properties officeooo:rsid="01832fec"/>
    </style:style>
    <style:style style:name="T123" style:family="text">
      <style:text-properties officeooo:rsid="0184b625"/>
    </style:style>
    <style:style style:name="T124" style:family="text">
      <style:text-properties officeooo:rsid="0187ee61"/>
    </style:style>
    <style:style style:name="T125" style:family="text">
      <style:text-properties officeooo:rsid="018cf397"/>
    </style:style>
    <style:style style:name="T126" style:family="text">
      <style:text-properties officeooo:rsid="00693555"/>
    </style:style>
    <style:style style:name="T127" style:family="text">
      <style:text-properties style:font-name="Liberation Serif1" fo:font-weight="bold" officeooo:rsid="007137e2" style:font-weight-asian="bold" style:font-weight-complex="bold"/>
    </style:style>
    <style:style style:name="T128" style:family="text">
      <style:text-properties style:font-name="Liberation Serif1" fo:font-weight="bold" officeooo:rsid="018cf397" style:font-weight-asian="bold" style:font-weight-complex="bold"/>
    </style:style>
    <style:style style:name="T129" style:family="text">
      <style:text-properties officeooo:rsid="019029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8"><text:a xlink:type="simple" xlink:href="#__RefHeading__1149_221192023" text:style-name="Index_20_Link" text:visited-style-name="Index_20_Link">About WebTools<text:tab/>3</text:a></text:p>
          <text:p text:style-name="P361"><text:a xlink:type="simple" xlink:href="#__RefHeading___Toc2871_114428507" text:style-name="Index_20_Link" text:visited-style-name="Index_20_Link">Functions<text:tab/>3</text:a></text:p>
          <text:p text:style-name="P361"><text:a xlink:type="simple" xlink:href="#__RefHeading__1973_2070553860" text:style-name="Index_20_Link" text:visited-style-name="Index_20_Link">Known Issues<text:tab/>3</text:a></text:p>
          <text:p text:style-name="P358"><text:a xlink:type="simple" xlink:href="#__RefHeading__131_1252382565" text:style-name="Index_20_Link" text:visited-style-name="Index_20_Link">About the API<text:tab/>4</text:a></text:p>
          <text:p text:style-name="P358"><text:a xlink:type="simple" xlink:href="#__RefHeading__133_1252382565" text:style-name="Index_20_Link" text:visited-style-name="Index_20_Link">Credits<text:tab/>5</text:a></text:p>
          <text:p text:style-name="P358"><text:a xlink:type="simple" xlink:href="#__RefHeading__135_1252382565" text:style-name="Index_20_Link" text:visited-style-name="Index_20_Link">License<text:tab/>6</text:a></text:p>
          <text:p text:style-name="P358"><text:a xlink:type="simple" xlink:href="#__RefHeading__107_1252382565" text:style-name="Index_20_Link" text:visited-style-name="Index_20_Link">Preword<text:tab/>7</text:a></text:p>
          <text:p text:style-name="P358"><text:a xlink:type="simple" xlink:href="#__RefHeading__129_1252382565" text:style-name="Index_20_Link" text:visited-style-name="Index_20_Link">Storage<text:tab/>8</text:a></text:p>
          <text:p text:style-name="P358"><text:a xlink:type="simple" xlink:href="#__RefHeading__2296_917900238" text:style-name="Index_20_Link" text:visited-style-name="Index_20_Link">Debug<text:tab/>9</text:a></text:p>
          <text:p text:style-name="P358"><text:a xlink:type="simple" xlink:href="#__RefHeading__137_1252382565" text:style-name="Index_20_Link" text:visited-style-name="Index_20_Link">API Usage<text:tab/>10</text:a></text:p>
          <text:p text:style-name="P361"><text:a xlink:type="simple" xlink:href="#__RefHeading__105_1252382565" text:style-name="Index_20_Link" text:visited-style-name="Index_20_Link">Get the Secret Info<text:tab/>10</text:a></text:p>
          <text:p text:style-name="P361"><text:a xlink:type="simple" xlink:href="#__RefHeading__1140_221192023" text:style-name="Index_20_Link" text:visited-style-name="Index_20_Link">Authentication<text:tab/>10</text:a></text:p>
          <text:p text:style-name="P359"><text:a xlink:type="simple" xlink:href="#__RefHeading__1142_221192023" text:style-name="Index_20_Link" text:visited-style-name="Index_20_Link">Local authentication<text:tab/>11</text:a></text:p>
          <text:p text:style-name="P359"><text:a xlink:type="simple" xlink:href="#__RefHeading__1144_221192023" text:style-name="Index_20_Link" text:visited-style-name="Index_20_Link">PlexTV authentication<text:tab/>11</text:a></text:p>
          <text:p text:style-name="P359"><text:a xlink:type="simple" xlink:href="#__RefHeading__1376_360856256" text:style-name="Index_20_Link" text:visited-style-name="Index_20_Link">Logout<text:tab/>11</text:a></text:p>
          <text:p text:style-name="P361"><text:a xlink:type="simple" xlink:href="#__RefHeading___Toc3480_2093512064" text:style-name="Index_20_Link" text:visited-style-name="Index_20_Link">PlayList Module<text:tab/>12</text:a></text:p>
          <text:p text:style-name="P359"><text:a xlink:type="simple" xlink:href="#__RefHeading___Toc3482_2093512064" text:style-name="Index_20_Link" text:visited-style-name="Index_20_Link">List<text:tab/>12</text:a></text:p>
          <text:p text:style-name="P359"><text:a xlink:type="simple" xlink:href="#__RefHeading___Toc3540_34690773" text:style-name="Index_20_Link" text:visited-style-name="Index_20_Link">Delete<text:tab/>12</text:a></text:p>
          <text:p text:style-name="P359"><text:a xlink:type="simple" xlink:href="#__RefHeading___Toc3559_68051256" text:style-name="Index_20_Link" text:visited-style-name="Index_20_Link">Download<text:tab/>12</text:a></text:p>
          <text:p text:style-name="P359"><text:a xlink:type="simple" xlink:href="#__RefHeading___Toc3576_1865417307" text:style-name="Index_20_Link" text:visited-style-name="Index_20_Link">Copy<text:tab/>13</text:a></text:p>
          <text:p text:style-name="P359"><text:a xlink:type="simple" xlink:href="#__RefHeading___Toc3639_47623270" text:style-name="Index_20_Link" text:visited-style-name="Index_20_Link">Import<text:tab/>13</text:a></text:p>
          <text:p text:style-name="P361"><text:a xlink:type="simple" xlink:href="#__RefHeading___Toc6260_1879030306" text:style-name="Index_20_Link" text:visited-style-name="Index_20_Link">WT Module<text:tab/>14</text:a></text:p>
          <text:p text:style-name="P359"><text:a xlink:type="simple" xlink:href="#__RefHeading___Toc2893_1866656145" text:style-name="Index_20_Link" text:visited-style-name="Index_20_Link">getCSS<text:tab/>14</text:a></text:p>
          <text:p text:style-name="P359"><text:a xlink:type="simple" xlink:href="#__RefHeading___Toc3349_1718128708" text:style-name="Index_20_Link" text:visited-style-name="Index_20_Link">getUsers<text:tab/>14</text:a></text:p>
          <text:p text:style-name="P359"><text:a xlink:type="simple" xlink:href="#__RefHeading___Toc2939_1803620939" text:style-name="Index_20_Link" text:visited-style-name="Index_20_Link">reset<text:tab/>15</text:a></text:p>
          <text:p text:style-name="P361"><text:a xlink:type="simple" xlink:href="#__RefHeading___Toc6275_1879030306" text:style-name="Index_20_Link" text:visited-style-name="Index_20_Link">Logs Module<text:tab/>16</text:a></text:p>
          <text:p text:style-name="P359"><text:a xlink:type="simple" xlink:href="#__RefHeading__1243_372334599" text:style-name="Index_20_Link" text:visited-style-name="Index_20_Link">Listing<text:tab/>16</text:a></text:p>
          <text:p text:style-name="P359"><text:a xlink:type="simple" xlink:href="#__RefHeading__1245_372334599" text:style-name="Index_20_Link" text:visited-style-name="Index_20_Link">Show<text:tab/>16</text:a></text:p>
          <text:p text:style-name="P359"><text:a xlink:type="simple" xlink:href="#__RefHeading__1247_372334599" text:style-name="Index_20_Link" text:visited-style-name="Index_20_Link">Download<text:tab/>17</text:a></text:p>
          <text:p text:style-name="P359"><text:a xlink:type="simple" xlink:href="#__RefHeading__1249_372334599" text:style-name="Index_20_Link" text:visited-style-name="Index_20_Link">Download entire log directory as a zip<text:tab/>17</text:a></text:p>
          <text:p text:style-name="P359"><text:a xlink:type="simple" xlink:href="#__RefHeading__3155_2138859710" text:style-name="Index_20_Link" text:visited-style-name="Index_20_Link">Entry<text:tab/>17</text:a></text:p>
          <text:p text:style-name="P361"><text:a xlink:type="simple" xlink:href="#__RefHeading___Toc4073_754688734" text:style-name="Index_20_Link" text:visited-style-name="Index_20_Link">Settings Module<text:tab/>18</text:a></text:p>
          <text:p text:style-name="P359"><text:a xlink:type="simple" xlink:href="#__RefHeading__1847_1969542338" text:style-name="Index_20_Link" text:visited-style-name="Index_20_Link">getSettings<text:tab/>18</text:a></text:p>
          <text:p text:style-name="P359"><text:a xlink:type="simple" xlink:href="#__RefHeading__1849_1969542338" text:style-name="Index_20_Link" text:visited-style-name="Index_20_Link">setSetting<text:tab/>18</text:a></text:p>
          <text:p text:style-name="P359"><text:a xlink:type="simple" xlink:href="#__RefHeading__1966_1323427390" text:style-name="Index_20_Link" text:visited-style-name="Index_20_Link">Change Password<text:tab/>19</text:a></text:p>
          <text:p text:style-name="P361"><text:a xlink:type="simple" xlink:href="#__RefHeading___Toc4058_754688734" text:style-name="Index_20_Link" text:visited-style-name="Index_20_Link">Language Module<text:tab/>20</text:a></text:p>
          <text:p text:style-name="P359"><text:a xlink:type="simple" xlink:href="#__RefHeading___Toc2341_2133117721" text:style-name="Index_20_Link" text:visited-style-name="Index_20_Link">getCountryCodes<text:tab/>20</text:a></text:p>
          <text:p text:style-name="P359"><text:a xlink:type="simple" xlink:href="#__RefHeading___Toc2343_2133117721" text:style-name="Index_20_Link" text:visited-style-name="Index_20_Link">getMatch<text:tab/>20</text:a></text:p>
          <text:p text:style-name="P359"><text:a xlink:type="simple" xlink:href="#__RefHeading___Toc2345_2133117721" text:style-name="Index_20_Link" text:visited-style-name="Index_20_Link">getLangCodeList<text:tab/>21</text:a></text:p>
          <text:p text:style-name="P359"><text:a xlink:type="simple" xlink:href="#__RefHeading___Toc2349_2133117721" text:style-name="Index_20_Link" text:visited-style-name="Index_20_Link">getCodeLangList<text:tab/>22</text:a></text:p>
          <text:p text:style-name="P359"><text:a xlink:type="simple" xlink:href="#__RefHeading___Toc2466_1859005996" text:style-name="Index_20_Link" text:visited-style-name="Index_20_Link">getLangCode3List<text:tab/>23</text:a></text:p>
          <text:p text:style-name="P359"><text:soft-page-break/><text:a xlink:type="simple" xlink:href="#__RefHeading___Toc2468_1859005996" text:style-name="Index_20_Link" text:visited-style-name="Index_20_Link">get3CodeLangList<text:tab/>24</text:a></text:p>
          <text:p text:style-name="P361"><text:a xlink:type="simple" xlink:href="#__RefHeading__1760_1533813955" text:style-name="Index_20_Link" text:visited-style-name="Index_20_Link">PMS Module<text:tab/>25</text:a></text:p>
          <text:p text:style-name="P359"><text:a xlink:type="simple" xlink:href="#__RefHeading___Toc2959_2022608021" text:style-name="Index_20_Link" text:visited-style-name="Index_20_Link">search<text:tab/>25</text:a></text:p>
          <text:p text:style-name="P359"><text:a xlink:type="simple" xlink:href="#__RefHeading___Toc3610_1464697378" text:style-name="Index_20_Link" text:visited-style-name="Index_20_Link">uploadSub<text:tab/>26</text:a></text:p>
          <text:p text:style-name="P359"><text:a xlink:type="simple" xlink:href="#__RefHeading___Toc6249_1879030306" text:style-name="Index_20_Link" text:visited-style-name="Index_20_Link">uploadFile<text:tab/>26</text:a></text:p>
          <text:p text:style-name="P359"><text:a xlink:type="simple" xlink:href="#__RefHeading___Toc6253_1879030306" text:style-name="Index_20_Link" text:visited-style-name="Index_20_Link">getAllBundleInfo<text:tab/>27</text:a></text:p>
          <text:p text:style-name="P359"><text:a xlink:type="simple" xlink:href="#__RefHeading___Toc4085_754688734" text:style-name="Index_20_Link" text:visited-style-name="Index_20_Link">getSectionsList<text:tab/>27</text:a></text:p>
          <text:p text:style-name="P359"><text:a xlink:type="simple" xlink:href="#__RefHeading___Toc4089_754688734" text:style-name="Index_20_Link" text:visited-style-name="Index_20_Link">getSectionSize<text:tab/>28</text:a></text:p>
          <text:p text:style-name="P359"><text:a xlink:type="simple" xlink:href="#__RefHeading___Toc4093_754688734" text:style-name="Index_20_Link" text:visited-style-name="Index_20_Link">getSectionLetterList<text:tab/>29</text:a></text:p>
          <text:p text:style-name="P359"><text:a xlink:type="simple" xlink:href="#__RefHeading___Toc4097_754688734" text:style-name="Index_20_Link" text:visited-style-name="Index_20_Link">getSection<text:tab/>30</text:a></text:p>
          <text:p text:style-name="P359"><text:a xlink:type="simple" xlink:href="#__RefHeading___Toc4102_754688734" text:style-name="Index_20_Link" text:visited-style-name="Index_20_Link">getSectionByLetter<text:tab/>32</text:a></text:p>
          <text:p text:style-name="P359"><text:a xlink:type="simple" xlink:href="#__RefHeading___Toc4108_754688734" text:style-name="Index_20_Link" text:visited-style-name="Index_20_Link">getSubtitles<text:tab/>32</text:a></text:p>
          <text:p text:style-name="P359"><text:a xlink:type="simple" xlink:href="#__RefHeading___Toc4112_754688734" text:style-name="Index_20_Link" text:visited-style-name="Index_20_Link">getParts<text:tab/>33</text:a></text:p>
          <text:p text:style-name="P359"><text:a xlink:type="simple" xlink:href="#__RefHeading___Toc4115_754688734" text:style-name="Index_20_Link" text:visited-style-name="Index_20_Link">showSubtitle<text:tab/>34</text:a></text:p>
          <text:p text:style-name="P359"><text:a xlink:type="simple" xlink:href="#__RefHeading___Toc6315_645251985" text:style-name="Index_20_Link" text:visited-style-name="Index_20_Link">Download Subtitle<text:tab/>34</text:a></text:p>
          <text:p text:style-name="P359"><text:a xlink:type="simple" xlink:href="#__RefHeading___Toc4118_754688734" text:style-name="Index_20_Link" text:visited-style-name="Index_20_Link">delBundle<text:tab/>34</text:a></text:p>
          <text:p text:style-name="P359"><text:a xlink:type="simple" xlink:href="#__RefHeading___Toc4122_754688734" text:style-name="Index_20_Link" text:visited-style-name="Index_20_Link">TV-Show Size<text:tab/>35</text:a></text:p>
          <text:p text:style-name="P359"><text:a xlink:type="simple" xlink:href="#__RefHeading___Toc4126_754688734" text:style-name="Index_20_Link" text:visited-style-name="Index_20_Link">TV-Shows Seasons<text:tab/>35</text:a></text:p>
          <text:p text:style-name="P359"><text:a xlink:type="simple" xlink:href="#__RefHeading___Toc4130_754688734" text:style-name="Index_20_Link" text:visited-style-name="Index_20_Link">TV-Shows Season<text:tab/>36</text:a></text:p>
          <text:p text:style-name="P359"><text:a xlink:type="simple" xlink:href="#__RefHeading___Toc4134_754688734" text:style-name="Index_20_Link" text:visited-style-name="Index_20_Link">TV-Show Contents<text:tab/>37</text:a></text:p>
          <text:p text:style-name="P359"><text:a xlink:type="simple" xlink:href="#__RefHeading___Toc4139_754688734" text:style-name="Index_20_Link" text:visited-style-name="Index_20_Link">Delete Subtitle<text:tab/>38</text:a></text:p>
          <text:p text:style-name="P361"><text:a xlink:type="simple" xlink:href="#__RefHeading___Toc5272_270343148" text:style-name="Index_20_Link" text:visited-style-name="Index_20_Link">Git module<text:tab/>39</text:a></text:p>
          <text:p text:style-name="P359"><text:a xlink:type="simple" xlink:href="#__RefHeading___Toc5274_270343148" text:style-name="Index_20_Link" text:visited-style-name="Index_20_Link">List<text:tab/>39</text:a></text:p>
          <text:p text:style-name="P359"><text:a xlink:type="simple" xlink:href="#__RefHeading___Toc5278_270343148" text:style-name="Index_20_Link" text:visited-style-name="Index_20_Link">getReleaseInfo<text:tab/>40</text:a></text:p>
          <text:p text:style-name="P359"><text:a xlink:type="simple" xlink:href="#__RefHeading___Toc5281_270343148" text:style-name="Index_20_Link" text:visited-style-name="Index_20_Link">uasTypes<text:tab/>41</text:a></text:p>
          <text:p text:style-name="P359"><text:a xlink:type="simple" xlink:href="#__RefHeading___Toc5284_270343148" text:style-name="Index_20_Link" text:visited-style-name="Index_20_Link">getListofBundles<text:tab/>43</text:a></text:p>
          <text:p text:style-name="P359"><text:a xlink:type="simple" xlink:href="#__RefHeading___Toc5289_270343148" text:style-name="Index_20_Link" text:visited-style-name="Index_20_Link">getLastUpdateTime<text:tab/>43</text:a></text:p>
          <text:p text:style-name="P359"><text:a xlink:type="simple" xlink:href="#__RefHeading___Toc5292_270343148" text:style-name="Index_20_Link" text:visited-style-name="Index_20_Link">getUpdateList<text:tab/>44</text:a></text:p>
          <text:p text:style-name="P359"><text:a xlink:type="simple" xlink:href="#__RefHeading___Toc18724_270343148" text:style-name="Index_20_Link" text:visited-style-name="Index_20_Link">updateUASCache<text:tab/>45</text:a></text:p>
          <text:p text:style-name="P359"><text:a xlink:type="simple" xlink:href="#__RefHeading___Toc18727_270343148" text:style-name="Index_20_Link" text:visited-style-name="Index_20_Link">Migrate<text:tab/>45</text:a></text:p>
          <text:p text:style-name="P359"><text:a xlink:type="simple" xlink:href="#__RefHeading___Toc18732_270343148" text:style-name="Index_20_Link" text:visited-style-name="Index_20_Link">Install/Update<text:tab/>46</text:a></text:p>
          <text:p text:style-name="P359"><text:a xlink:type="simple" xlink:href="#__RefHeading___Toc18935_270343148" text:style-name="Index_20_Link" text:visited-style-name="Index_20_Link">WTUpgrade<text:tab/>46</text:a></text:p>
          <text:p text:style-name="P361"><text:a xlink:type="simple" xlink:href="#__RefHeading___Toc18940_270343148" text:style-name="Index_20_Link" text:visited-style-name="Index_20_Link">findMedia Module<text:tab/>48</text:a></text:p>
          <text:p text:style-name="P359"><text:a xlink:type="simple" xlink:href="#__RefHeading___Toc18943_270343148" text:style-name="Index_20_Link" text:visited-style-name="Index_20_Link">getSectionsList<text:tab/>49</text:a></text:p>
          <text:p text:style-name="P359"><text:a xlink:type="simple" xlink:href="#__RefHeading___Toc6203_645251985" text:style-name="Index_20_Link" text:visited-style-name="Index_20_Link">getSettings<text:tab/>50</text:a></text:p>
          <text:p text:style-name="P359"><text:a xlink:type="simple" xlink:href="#__RefHeading___Toc6205_645251985" text:style-name="Index_20_Link" text:visited-style-name="Index_20_Link">setSettings<text:tab/>50</text:a></text:p>
          <text:p text:style-name="P359"><text:a xlink:type="simple" xlink:href="#__RefHeading___Toc18946_270343148" text:style-name="Index_20_Link" text:visited-style-name="Index_20_Link">resetSettings<text:tab/>50</text:a></text:p>
          <text:p text:style-name="P359"><text:a xlink:type="simple" xlink:href="#__RefHeading___Toc6190_645251985" text:style-name="Index_20_Link" text:visited-style-name="Index_20_Link">getStatus<text:tab/>51</text:a></text:p>
          <text:p text:style-name="P359"><text:a xlink:type="simple" xlink:href="#__RefHeading___Toc6193_645251985" text:style-name="Index_20_Link" text:visited-style-name="Index_20_Link">getResult<text:tab/>51</text:a></text:p>
          <text:p text:style-name="P359"><text:a xlink:type="simple" xlink:href="#__RefHeading___Toc6196_645251985" text:style-name="Index_20_Link" text:visited-style-name="Index_20_Link">Abort<text:tab/>51</text:a></text:p>
          <text:p text:style-name="P359"><text:a xlink:type="simple" xlink:href="#__RefHeading___Toc6200_645251985" text:style-name="Index_20_Link" text:visited-style-name="Index_20_Link">scanSection<text:tab/>52</text:a></text:p>
        </text:index-body>
      </text:table-of-content>
      <text:p text:style-name="P1"/>
      <text:h text:style-name="P270" text:outline-level="1"/>
      <text:h text:style-name="P275"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2631566256629374830" text:style-name="L1">
        <text:list-item>
          <text:p text:style-name="P246">Logs</text:p>
          <text:list>
            <text:list-item>
              <text:p text:style-name="P246">This module allows management and downloads of log files</text:p>
            </text:list-item>
          </text:list>
        </text:list-item>
        <text:list-item>
          <text:p text:style-name="P246">Subtitles</text:p>
          <text:list>
            <text:list-item>
              <text:p text:style-name="P246">Subtitles can be manipulated via the combo of the PMS and the Language module</text:p>
            </text:list-item>
          </text:list>
        </text:list-item>
        <text:list-item>
          <text:p text:style-name="P246">UAS2</text:p>
          <text:list>
            <text:list-item>
              <text:p text:style-name="P246">UAS2 is mostly handled by the GIT module</text:p>
            </text:list-item>
          </text:list>
        </text:list-item>
        <text:list-item>
          <text:p text:style-name="P246">FindMedia</text:p>
          <text:list>
            <text:list-item>
              <text:p text:style-name="P246">FindMedia function is handled by the combo of FindMedia and PMS modules</text:p>
            </text:list-item>
          </text:list>
        </text:list-item>
        <text:list-item>
          <text:p text:style-name="P247">JsonExport</text:p>
          <text:list>
            <text:list-item>
              <text:p text:style-name="P247">JsonExport will export media info into a json file located right next to the media</text:p>
            </text:list-item>
            <text:list-item>
              <text:p text:style-name="P247">Selected Fan-Art and Poster will also be extracted, and put next to the media</text:p>
            </text:list-item>
          </text:list>
        </text:list-item>
      </text:list>
      <text:h text:style-name="P346"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71" text:outline-level="1"/>
      <text:h text:style-name="P276"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1">3.2</text:span> and onwards</text:p>
      <text:h text:style-name="P271" text:outline-level="1"/>
      <text:h text:style-name="P276" text:outline-level="1"><text:bookmark-start text:name="__RefHeading__133_1252382565"/>Credits<text:bookmark-end text:name="__RefHeading__133_1252382565"/></text:h>
      <text:p text:style-name="P8">WebTools.bundle was made by the following Plex community members:</text:p>
      <text:list xml:id="list5478790054446959211" text:style-name="L2">
        <text:list-item>
          <text:p text:style-name="P248">Dagalufth <text:span text:style-name="T31">(Frontend)</text:span></text:p>
        </text:list-item>
        <text:list-item>
          <text:p text:style-name="P249">omc1000 (Frontend)</text:p>
        </text:list-item>
        <text:list-item>
          <text:p text:style-name="P259">dane22 <text:span text:style-name="T31">(Backend)</text:span></text:p>
        </text:list-item>
        <text:list-item>
          <text:p text:style-name="P257">mikedm139 on GitHub (The original author of UAS)</text:p>
        </text:list-item>
        <text:list-item>
          <text:p text:style-name="P258"><text:span text:style-name="T107">trumpy81 </text:span><text:span text:style-name="T108">for providing custom CSS files, as well as the author of the helpfile</text:span></text:p>
        </text:list-item>
      </text:list>
      <text:h text:style-name="P271" text:outline-level="1"/>
      <text:h text:style-name="P276"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5080716811391378173" text:style-name="L3">
        <text:list-item>
          <text:p text:style-name="P260">If any part of this bundle is used any where else, then a reference to this must be made visible within a license document</text:p>
        </text:list-item>
        <text:list-item>
          <text:p text:style-name="P260">If any update/improvement is made to the API within, then a Pull Request <text:span text:style-name="T1">MUST</text:span><text:span text:style-name="T7"> be made towards the GIT of WebTools.bundle, </text:span><text:span text:style-name="T8">and this document </text:span><text:span text:style-name="T2">MUST</text:span><text:span text:style-name="T8"> be updated as well.</text:span></text:p>
        </text:list-item>
        <text:list-item>
          <text:p text:style-name="P260"><text:span text:style-name="T7">Any updates to this document. </text:span><text:span text:style-name="T1">MUST</text:span><text:span text:style-name="T7"> be issued as a Pull Request against GIT of WebTools.bundle</text:span></text:p>
        </text:list-item>
        <text:list-item>
          <text:p text:style-name="P260"><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72" text:outline-level="1"/>
      <text:h text:style-name="P277" text:outline-level="1"><text:bookmark-start text:name="__RefHeading__107_1252382565"/>Preword<text:bookmark-end text:name="__RefHeading__107_1252382565"/></text:h>
      <text:p text:style-name="P7">It's important when coding against the WebTools API to always check the return code!</text:p>
      <text:h text:style-name="P269" text:outline-level="1"/>
      <text:h text:style-name="P274"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6">Library/Plex Media Server/Plug-in Support/Data/com.plexapp.plugins.WebTools/Dict”</text:span></text:p>
      <text:p text:style-name="P140">Configured ports for the WebServer is stored in the file named “<text:span text:style-name="T16">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6">Library/Plex Media Server/Plug-in Support/</text:span>Data/com.plexapp.plugins.WebTools/DataItems”</text:p>
      <text:p text:style-name="P140"/>
      <text:h text:style-name="P273" text:outline-level="1"/>
      <text:h text:style-name="P278"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155">{</text:p>
            <text:p text:style-name="P155"><text:tab/>"WT_AUTH": false, </text:p>
            <text:p text:style-name="P155"><text:tab/>"UAS_Repo": "https://github.com/ukdtom/UAS2Res", </text:p>
            <text:p text:style-name="P156"><text:tab/>"UAS_RepoBranch" : "test",</text:p>
            <text:p text:style-name="P237"><text:tab/>"JSONTIMESTAMP" : 1006578111</text:p>
            <text:p text:style-name="P155">}</text:p>
          </table:table-cell>
        </table:table-row>
      </table:table>
      <text:p text:style-name="P24"/>
      <text:p text:style-name="P24">Above would override the UAS repo url and the branch used, <text:span text:style-name="T39">as well as indicate, if auth is enabled or not. And JSONExport module would use above Unix TimeStamp</text:span></text:p>
      <text:h text:style-name="P279"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09"><text:s text:c="2"/>"wt_csstheme": "WhiteBlue.css"</text:span>}</text:p>
          </table:table-cell>
        </table:table-row>
      </table:table>
      <text:p text:style-name="P6"/>
      <text:list xml:id="list4287583226096896136" text:style-name="L4">
        <text:list-item>
          <text:p text:style-name="P250">PlexTVOnline : The PlexTVOnline is a boolean, that indicates if the PMS is signed in to plex.tv. (If so, then we need to auth. <text:span text:style-name="T97">t</text:span>owards it with a user/pwd)</text:p>
        </text:list-item>
        <text:list-item>
          <text:p text:style-name="P251">version: <text:s/><text:span text:style-name="T110">The version is the version number of this plug-in</text:span></text:p>
        </text:list-item>
        <text:list-item>
          <text:p text:style-name="P252"><text:span text:style-name="T110">PasswordSet: </text:span>The PasswordSet is a boolean, that reflects if a <text:span text:style-name="T31">local </text:span>password is set or not. <text:span text:style-name="T31">(Used when the PMS is not authenticated towards plex.tv)</text:span></text:p>
        </text:list-item>
        <text:list-item>
          <text:p text:style-name="P254">wt_csstheme: The selected scheme to use for WT</text:p>
        </text:list-item>
      </text:list>
      <text:h text:style-name="P347"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52">/<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8">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0"><text:span text:style-name="T19">The TTL for this cookie is </text:span><text:span text:style-name="T20">as long as the session lives</text:span></text:p>
      <text:h text:style-name="P280"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281"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51">/logout</text:p>
          </table:table-cell>
        </table:table-row>
      </table:table>
      <text:p text:style-name="P122"><text:bookmark-start text:name="__RefHeading__587_841205411"/><text:bookmark-end text:name="__RefHeading__587_841205411"/></text:p>
      <text:h text:style-name="P282" text:outline-level="3"/>
      <text:p text:style-name="P9"/>
      <text:h text:style-name="P348" text:outline-level="2"/>
      <text:h text:style-name="P350"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4">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39">/api/v3/playlists/List<text:span text:style-name="T1">[/user/5063154]</text:span></text:p>
          </table:table-cell>
        </table:table-row>
      </table:table>
      <text:p text:style-name="P140"/>
      <text:p text:style-name="P140">Optional /user/&lt;UserID&gt; can be fetched from WT module method “getUsers”</text:p>
      <text:p text:style-name="P141">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39">{</text:p>
            <text:p text:style-name="P239"><text:s text:c="4"/>"21473": {</text:p>
            <text:p text:style-name="P239"><text:s text:c="8"/>"summary": "",</text:p>
            <text:p text:style-name="P239"><text:s text:c="8"/>"playlistType": "video",</text:p>
            <text:p text:style-name="P239"><text:s text:c="8"/>"smart": "0",</text:p>
            <text:p text:style-name="P239"><text:s text:c="8"/>"title": "NuggaListe"</text:p>
            <text:p text:style-name="P239"><text:s text:c="4"/>}</text:p>
            <text:p text:style-name="P239">}</text:p>
          </table:table-cell>
        </table:table-row>
      </table:table>
      <text:p text:style-name="P140"/>
      <text:h text:style-name="P283"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able:table-row>
          <table:table-cell table:style-name="Table129.A1" office:value-type="string">
            <text:p text:style-name="P240">/api/v3/playlists/Delete/key/21475<text:span text:style-name="T1">[/user/5063153]</text:span></text:p>
          </table:table-cell>
        </table:table-row>
      </table:table>
      <text:p text:style-name="P143"/>
      <text:h text:style-name="P284"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41">/api/v3/playlists/download/key/20851<text:span text:style-name="T1">[/user/5063154]</text:span></text:p>
          </table:table-cell>
        </table:table-row>
      </table:table>
      <text:p text:style-name="P144"/>
      <text:p text:style-name="P144">Optional parameter is /user/&lt;UserID&gt; that can be fetched <text:span text:style-name="T124">from WT module method “getUsers”</text:span></text:p>
      <text:p text:style-name="P142">If user option is used, you must be authenticated towards plex.tv</text:p>
      <text:h text:style-name="P285" text:outline-level="3"><text:bookmark-start text:name="__RefHeading___Toc3576_1865417307"/><text:soft-page-break/>Copy<text:bookmark-end text:name="__RefHeading___Toc3576_1865417307"/></text:h>
      <text:p text:style-name="P145">Copy will copy a playlist between the users.</text:p>
      <text:p text:style-name="P145">This method req. that PMS is logged on to plex.tv</text:p>
      <text:p text:style-name="P145">Issue a POST like:</text:p>
      <table:table table:name="Table131" table:style-name="Table131">
        <table:table-column table:style-name="Table131.A"/>
        <table:table-row>
          <table:table-cell table:style-name="Table131.A1" office:value-type="string">
            <text:p text:style-name="P242">/api/v3/playlists/Copy/key/&lt;KEY OF PLAYLIST&gt;/UserTo/&lt;ID OF TARGET USER&gt;<text:span text:style-name="T1">[/UserFrom/&lt;ID OF SOURCE USER&gt;]</text:span></text:p>
          </table:table-cell>
        </table:table-row>
      </table:table>
      <text:p text:style-name="P145"/>
      <text:p text:style-name="P145">If UserFrom is not specified in the url, then it will copy from PMS owner</text:p>
      <text:p text:style-name="P145"/>
      <text:h text:style-name="P286" text:outline-level="3"><text:bookmark-start text:name="__RefHeading___Toc3639_47623270"/><text:span text:style-name="T129">Import</text:span><text:bookmark-end text:name="__RefHeading___Toc3639_47623270"/></text:h>
      <text:p text:style-name="P267"><text:span text:style-name="T129">Import will import a playlist file into a playlist for the owner of the server.</text:span></text:p>
      <text:p text:style-name="P267"><text:span text:style-name="T129">That way, the owner can check the import, and if needed, after verifying, use the copy function to copy it to any users needed.</text:span></text:p>
      <text:p text:style-name="P267">Issue a POST like:</text:p>
      <table:table table:name="Table133" table:style-name="Table133">
        <table:table-column table:style-name="Table133.A"/>
        <table:table-row>
          <table:table-cell table:style-name="Table133.A1" office:value-type="string">
            <text:p text:style-name="P360">/api/v3/playlists/<text:span text:style-name="T129">Import</text:span></text:p>
          </table:table-cell>
        </table:table-row>
      </table:table>
      <text:p text:style-name="P267"/>
      <text:p text:style-name="P268">And with a payload with a parameter named: “localFile” with a type of file</text:p>
      <text:p text:style-name="P267"/>
      <text:h text:style-name="P351" text:outline-level="2"><text:bookmark-start text:name="__RefHeading___Toc6260_1879030306"/><text:span text:style-name="T101">WT</text:span> Module<text:bookmark-end text:name="__RefHeading___Toc6260_1879030306"/></text:h>
      <text:p text:style-name="P51">This module contains basic functions to support WebTools</text:p>
      <text:h text:style-name="P287"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4">GET</text:span> like:</text:p>
      <table:table table:name="Table116" table:style-name="Table116">
        <table:table-column table:style-name="Table116.A"/>
        <table:table-row>
          <table:table-cell table:style-name="Table116.A1" office:value-type="string">
            <text:p text:style-name="P159">/<text:span text:style-name="T44">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59">[</text:p>
            <text:p text:style-name="P159"><text:s text:c="4"/>"custom.css",</text:p>
            <text:p text:style-name="P159"><text:s text:c="4"/>"bootstrap.min.css"</text:p>
            <text:p text:style-name="P159">]</text:p>
          </table:table-cell>
        </table:table-row>
      </table:table>
      <text:p text:style-name="P51"/>
      <text:p text:style-name="P51">If nothing is found, we return 204 instead, without a body</text:p>
      <text:h text:style-name="P288"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2">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37">/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37">{</text:p>
            <text:p text:style-name="P238"><text:s text:c="4"/>"<text:span text:style-name="T123">4579404</text:span>": {</text:p>
            <text:p text:style-name="P237"><text:s text:c="8"/>"filterMusic": "",</text:p>
            <text:p text:style-name="P237"><text:s text:c="8"/>"username": "",</text:p>
            <text:p text:style-name="P237"><text:s text:c="8"/>“<text:span text:style-name="T123">title”:””,</text:span></text:p>
            <text:p text:style-name="P237"><text:soft-page-break/><text:s text:c="8"/>"thumb": "https://plex.tv/users/05XXXXXXXXXXXX9e/avatar?c=2015-11-12+07%3A47%3A33+UTC",</text:p>
            <text:p text:style-name="P237"><text:s text:c="8"/>"accessToken": "9rXXXXXXXXXXXXXXXXfJ",</text:p>
            <text:p text:style-name="P237"><text:s text:c="8"/>"shared": {</text:p>
            <text:p text:style-name="P237"><text:s text:c="12"/>"24267033": {</text:p>
            <text:p text:style-name="P237"><text:s text:c="16"/>"shared": "1",</text:p>
            <text:p text:style-name="P237"><text:s text:c="16"/>"type": "artist",</text:p>
            <text:p text:style-name="P237"><text:s text:c="16"/>"key": "23",</text:p>
            <text:p text:style-name="P237"><text:s text:c="16"/>"title": "Music"</text:p>
            <text:p text:style-name="P237"><text:s text:c="12"/>},</text:p>
            <text:p text:style-name="P237"><text:s text:c="12"/>"27292282": {</text:p>
            <text:p text:style-name="P237"><text:s text:c="16"/>"shared": "1",</text:p>
            <text:p text:style-name="P237"><text:s text:c="16"/>"type": "show",</text:p>
            <text:p text:style-name="P237"><text:s text:c="16"/>"key": "5",</text:p>
            <text:p text:style-name="P237"><text:s text:c="16"/>"title": "New TV Shows"</text:p>
            <text:p text:style-name="P237"><text:s text:c="12"/>}</text:p>
            <text:p text:style-name="P237"><text:s text:c="8"/>},</text:p>
            <text:p text:style-name="P237"><text:s text:c="8"/>"filterTelevision": "",</text:p>
            <text:p text:style-name="P237"><text:s text:c="8"/>"filterAll": "",</text:p>
            <text:p text:style-name="P237"><text:s text:c="8"/>"email": "",</text:p>
            <text:p text:style-name="P237"><text:s text:c="8"/>"recommendationsPlaylistId": null,</text:p>
            <text:p text:style-name="P237"><text:s text:c="8"/>"protected": "0",</text:p>
            <text:p text:style-name="P237"><text:s text:c="8"/>"invitedAt": "1490310679",</text:p>
            <text:p text:style-name="P237"><text:s text:c="8"/>"filterMovies": "",</text:p>
            <text:p text:style-name="P237"><text:s text:c="8"/>"acceptedAt": "1490310679",</text:p>
            <text:p text:style-name="P237"><text:s text:c="8"/>"restricted": "1",</text:p>
            <text:p text:style-name="P237"><text:s text:c="8"/>"home": "1",</text:p>
            <text:p text:style-name="P237"><text:s text:c="8"/>"allowSync": "1",</text:p>
            <text:p text:style-name="P237"><text:s text:c="8"/>"allowCameraUpload": "0",</text:p>
            <text:p text:style-name="P237"><text:s text:c="8"/>"allowChannels": "0",</text:p>
            <text:p text:style-name="P237"><text:s text:c="8"/>"filterPhotos": ""</text:p>
            <text:p text:style-name="P237"><text:s text:c="4"/>}</text:p>
            <text:p text:style-name="P237">}</text:p>
          </table:table-cell>
        </table:table-row>
      </table:table>
      <text:p text:style-name="P136"/>
      <text:h text:style-name="P289" text:outline-level="3"><text:bookmark-start text:name="__RefHeading___Toc2939_1803620939"/>reset<text:bookmark-end text:name="__RefHeading___Toc2939_1803620939"/></text:h>
      <text:p text:style-name="P50">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60">/<text:span text:style-name="T45">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352" text:outline-level="2"><text:bookmark-start text:name="__RefHeading___Toc6275_1879030306"/>Logs <text:span text:style-name="T30">Module</text:span><text:bookmark-end text:name="__RefHeading___Toc6275_1879030306"/></text:h>
      <text:p text:style-name="P55">The REST API also gives you access to the PMS logfiles, and provide <text:span text:style-name="T37">4</text:span> different <text:span text:style-name="T27">methods</text:span> that can be used from an http front-end</text:p>
      <text:h text:style-name="P290" text:outline-level="3"><text:bookmark-start text:name="__RefHeading__1243_372334599"/>Listing<text:bookmark-end text:name="__RefHeading__1243_372334599"/></text:h>
      <text:p text:style-name="P55">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61"><text:span text:style-name="T25">/api/v3/logs/list</text:span><text:span text:style-name="T3">[</text:span><text:span text:style-name="T25">/</text:span><text:span text:style-name="T3">filter]</text:span></text:p>
          </table:table-cell>
        </table:table-row>
      </table:table>
      <text:p text:style-name="P55"/>
      <text:p text:style-name="P60">An optional param can be use<text:span text:style-name="T50">d</text:span> <text:span text:style-name="T50">as a filter</text:span>….See below</text:p>
      <text:p text:style-name="P55">The output will be a <text:span text:style-name="T26">formatted</text:span> output like:</text:p>
      <table:table table:name="Table38" table:style-name="Table38">
        <table:table-column table:style-name="Table38.A"/>
        <table:table-row>
          <table:table-cell table:style-name="Table38.A1" office:value-type="string">
            <text:p text:style-name="P165">[</text:p>
            <text:p text:style-name="P165"><text:s text:c="4"/>"Plex Media Server.log",</text:p>
            <text:p text:style-name="P165"><text:s text:c="4"/>"Plex Media Server.log.1",</text:p>
            <text:p text:style-name="P165"><text:s text:c="4"/>"Plex Media Server.log.2",</text:p>
            <text:p text:style-name="P165"><text:s text:c="4"/>"com.plexapp.plugins.WebTools.log",</text:p>
            <text:p text:style-name="P165"><text:s text:c="4"/>"com.plexapp.plugins.WebTools.log.1",</text:p>
            <text:p text:style-name="P165"><text:s text:c="4"/>"com.plexapp.plugins.WebTools.log.2",</text:p>
            <text:p text:style-name="P165"><text:s text:c="4"/>"com.plexapp.plugins.WebTools.log.3",</text:p>
            <text:p text:style-name="P165"><text:s text:c="4"/>"com.plexapp.plugins.WebTools.log.4",</text:p>
            <text:p text:style-name="P165"><text:s text:c="4"/>"com.plexapp.plugins.WebTools.log.5",</text:p>
            <text:p text:style-name="P165"><text:s text:c="4"/>"com.plexapp.system.log",</text:p>
            <text:p text:style-name="P165"><text:s text:c="4"/>"com.plexapp.system.log.1",</text:p>
            <text:p text:style-name="P165"><text:s text:c="4"/>"com.plexapp.system.log.2"</text:p>
            <text:p text:style-name="P165">]</text:p>
          </table:table-cell>
        </table:table-row>
      </table:table>
      <text:p text:style-name="P56"/>
      <text:p text:style-name="P57">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6">/cOM</text:p>
          </table:table-cell>
        </table:table-row>
      </table:table>
      <text:p text:style-name="P57"/>
      <text:p text:style-name="P57">Then it'll return all log files that in their names have the word com (In any case)</text:p>
      <text:p text:style-name="P57"/>
      <text:h text:style-name="P290" text:outline-level="3"><text:bookmark-start text:name="__RefHeading__1245_372334599"/>Show<text:bookmark-end text:name="__RefHeading__1245_372334599"/></text:h>
      <text:p text:style-name="P55">To show a logfile in a browser, issue a <text:span text:style-name="T53">GET</text:span> like:</text:p>
      <table:table table:name="Table39" table:style-name="Table39">
        <table:table-column table:style-name="Table39.A"/>
        <table:table-row>
          <table:table-cell table:style-name="Table39.A1" office:value-type="string">
            <text:p text:style-name="P167">/<text:span text:style-name="T47">api/v3/</text:span>logs/<text:span text:style-name="T47">s</text:span>how/<text:span text:style-name="T10">&lt;FILENAME&gt;</text:span></text:p>
          </table:table-cell>
        </table:table-row>
      </table:table>
      <text:p text:style-name="P27"/>
      <text:h text:style-name="P291" text:outline-level="3"><text:bookmark-start text:name="__RefHeading__1247_372334599"/><text:soft-page-break/>Download<text:bookmark-end text:name="__RefHeading__1247_372334599"/></text:h>
      <text:p text:style-name="P28">To download a log file, issue a <text:span text:style-name="T55">GET </text:span><text:s/>like:</text:p>
      <table:table table:name="Table40" table:style-name="Table40">
        <table:table-column table:style-name="Table40.A"/>
        <table:table-row>
          <table:table-cell table:style-name="Table40.A1" office:value-type="string">
            <text:p text:style-name="P168">/<text:span text:style-name="T48">api/v3/</text:span>logs/<text:span text:style-name="T48">d</text:span>ownload/<text:span text:style-name="T54">&lt;FILENAME&gt;</text:span></text:p>
          </table:table-cell>
        </table:table-row>
      </table:table>
      <text:p text:style-name="P28"/>
      <text:p text:style-name="P32">Remember, if the file contains spaces, to replace those with %20 etc.</text:p>
      <text:h text:style-name="P292" text:outline-level="3"><text:bookmark-start text:name="__RefHeading__1249_372334599"/>Download entire log directory as a zip<text:bookmark-end text:name="__RefHeading__1249_372334599"/></text:h>
      <text:p text:style-name="P58"><text:span text:style-name="T9">S</text:span><text:span text:style-name="T7">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68">/<text:span text:style-name="T48">api/v3/</text:span>logs/<text:span text:style-name="T48">d</text:span>ownload</text:p>
          </table:table-cell>
        </table:table-row>
      </table:table>
      <text:p text:style-name="P29"/>
      <text:h text:style-name="P295" text:outline-level="3"><text:bookmark-start text:name="__RefHeading__3155_2138859710"/>Entry<text:bookmark-end text:name="__RefHeading__3155_2138859710"/></text:h>
      <text:p text:style-name="P59">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69">/<text:span text:style-name="T49">api/v3/</text:span>logs/<text:span text:style-name="T49">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70">{“text” : “Log this text”}</text:p>
          </table:table-cell>
        </table:table-row>
      </table:table>
      <text:p text:style-name="P59"/>
      <text:p text:style-name="P59">All above calls will return a 200 if okay, <text:span text:style-name="T33">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69">2015-12-10 22:41:36,420 (-b7c9470) : <text:s/>DEBUG (logs:58) - FrontEnd: hello my friend</text:p>
          </table:table-cell>
        </table:table-row>
      </table:table>
      <text:p text:style-name="P53"/>
      <text:p text:style-name="P50"/>
      <text:h text:style-name="P349" text:outline-level="2"/>
      <text:h text:style-name="P353"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7"> prefix the name of the variable with your plug-in name, to avoid a name clash.</text:span></text:p>
      <text:p text:style-name="P33">Core variables are:</text:p>
      <text:list xml:id="list8172905315291613078" text:style-name="L5">
        <text:list-item>
          <text:p text:style-name="P255">options_only_multiple</text:p>
        </text:list-item>
        <text:list-item>
          <text:p text:style-name="P256">options_hide_local</text:p>
        </text:list-item>
        <text:list-item>
          <text:p text:style-name="P255">items_per_page</text:p>
        </text:list-item>
        <text:list-item>
          <text:p text:style-name="P255">options_hide_integrated</text:p>
        </text:list-item>
        <text:list-item>
          <text:p text:style-name="P253">wt_csstheme</text:p>
        </text:list-item>
      </text:list>
      <text:h text:style-name="P296" text:outline-level="3"><text:bookmark-start text:name="__RefHeading__1847_1969542338"/>getSetting<text:span text:style-name="T63">s</text:span><text:bookmark-end text:name="__RefHeading__1847_1969542338"/></text:h>
      <text:p text:style-name="P72">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8">/<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78">/<text:span text:style-name="T62">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78">"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78">"Setting not found"</text:p>
          </table:table-cell>
        </table:table-row>
      </table:table>
      <text:p text:style-name="P72"/>
      <text:h text:style-name="P297" text:outline-level="3"><text:bookmark-start text:name="__RefHeading__1849_1969542338"/><text:span text:style-name="T64">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79">/<text:span text:style-name="T64">api/v3/</text:span>settings/<text:span text:style-name="T64">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180">Setting saved</text:p>
          </table:table-cell>
        </table:table-row>
      </table:table>
      <text:p text:style-name="P74"/>
      <text:h text:style-name="P298"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5">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182">{</text:p>
            <text:p text:style-name="P182"><text:s text:c="2"/>“OldPwd” : &lt;The Old Password&gt;,</text:p>
            <text:p text:style-name="P182"><text:s text:c="2"/>“NewPwd”: &lt;The New Password”</text:p>
            <text:p text:style-name="P182">}</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181">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181">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181">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54" text:outline-level="2"><text:bookmark-start text:name="__RefHeading___Toc4058_754688734"/>Language <text:span text:style-name="T61">M</text:span>odule<text:bookmark-end text:name="__RefHeading___Toc4058_754688734"/></text:h>
      <text:p text:style-name="P62">This module handles supported languages by PMS</text:p>
      <text:h text:style-name="P299" text:outline-level="3"><text:bookmark-start text:name="__RefHeading___Toc2341_2133117721"/>getCountryCodes<text:bookmark-end text:name="__RefHeading___Toc2341_2133117721"/></text:h>
      <text:p text:style-name="P62">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71">/<text:span text:style-name="T58">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71">["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00" text:outline-level="3"><text:bookmark-start text:name="__RefHeading___Toc2343_2133117721"/><text:span text:style-name="T59">g</text:span>etMatch<text:bookmark-end text:name="__RefHeading___Toc2343_2133117721"/></text:h>
      <text:p text:style-name="P63"/>
      <text:p text:style-name="P63">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7">/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72">"da"</text:p>
          </table:table-cell>
        </table:table-row>
      </table:table>
      <text:p text:style-name="P65"/>
      <text:p text:style-name="P64">Language parameter can be like : “da”, “dan”, “danish” and they'll all return “da”</text:p>
      <text:p text:style-name="P65">If the language specified above is not found, we return “xx”</text:p>
      <text:h text:style-name="P335" text:outline-level="3"><text:bookmark-start text:name="__RefHeading___Toc2345_2133117721"/>getLangCodeList<text:bookmark-end text:name="__RefHeading___Toc2345_2133117721"/></text:h>
      <text:p text:style-name="P68"/>
      <text:p text:style-name="P66">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6">/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73">{"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36" text:outline-level="3"><text:bookmark-start text:name="__RefHeading___Toc2349_2133117721"/><text:span text:style-name="T56">g</text:span>etCodeLangList<text:bookmark-end text:name="__RefHeading___Toc2349_2133117721"/></text:h>
      <text:p text:style-name="P68"/>
      <text:p text:style-name="P67">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6">/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74">{"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37"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7">all in ISO-639_3</text:span></text:p>
      <text:p text:style-name="P61">Issue a <text:span text:style-name="T60">GET</text:span> like:</text:p>
      <table:table table:name="Table99" table:style-name="Table99">
        <table:table-column table:style-name="Table99.A"/>
        <table:table-row>
          <table:table-cell table:style-name="Table99.A1" office:value-type="string">
            <text:p text:style-name="P177">/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75">{"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37" text:outline-level="3"><text:bookmark-start text:name="__RefHeading___Toc2468_1859005996"/>get3CodeLangList<text:bookmark-end text:name="__RefHeading___Toc2468_1859005996"/></text:h>
      <text:p text:style-name="P61">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75">/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75">{"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61" text:outline-level="2"/>
      <text:h text:style-name="P355"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301"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8">GET </text:span>like:</text:p>
      <table:table table:name="Table119" table:style-name="Table119">
        <table:table-column table:style-name="Table119.A"/>
        <table:table-row>
          <table:table-cell table:style-name="Table119.A1" office:value-type="string">
            <text:p text:style-name="P153">/api/v3/pms/search/<text:span text:style-name="T118">&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54">/api/v3/pms/search/<text:span text:style-name="T119">THE%20danish%20Gi</text:span></text:p>
          </table:table-cell>
        </table:table-row>
      </table:table>
      <text:p text:style-name="P134"/>
      <text:p text:style-name="P23">And in above, we are searching for “The <text:span text:style-name="T119">Danish Girl</text:span>”, <text:span text:style-name="T119">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5">{</text:p>
            <text:p text:style-name="P235"><text:s text:c="4"/>"765": {</text:p>
            <text:p text:style-name="P235"><text:s text:c="8"/>"section": "7",</text:p>
            <text:p text:style-name="P235"><text:s text:c="8"/>"type": "movie",</text:p>
            <text:p text:style-name="P235"><text:s text:c="8"/>"title": "The Danish Girl"</text:p>
            <text:p text:style-name="P235"><text:s text:c="4"/>}</text:p>
            <text:p text:style-name="P235">}</text:p>
          </table:table-cell>
        </table:table-row>
      </table:table>
      <text:p text:style-name="P23"/>
      <text:p text:style-name="P23">And in above, the first number for each result is the key.</text:p>
      <text:p text:style-name="P147">Note that the type is either [movie, show, episode], so gui might have to filter on this</text:p>
      <text:h text:style-name="P302" text:outline-level="3"/>
      <text:h text:style-name="P338" text:outline-level="3"><text:bookmark-start text:name="__RefHeading___Toc3610_1464697378"/>uploadSub<text:bookmark-end text:name="__RefHeading___Toc3610_1464697378"/></text:h>
      <text:p text:style-name="P148">To upload a subtitle, is not a simple task!</text:p>
      <text:list xml:id="list4320738729632454215" text:style-name="L6">
        <text:list-item>
          <text:p text:style-name="P262">First, we need to select what language the sub is in, so front-end needs to present the user with a selection of valid language codes. Use endpoint getCountryCodes from the Language module</text:p>
        </text:list-item>
        <text:list-item>
          <text:p text:style-name="P263">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8">Then call uploadSub with the POST method as:</text:p>
      <table:table table:name="Table132" table:style-name="Table132">
        <table:table-column table:style-name="Table132.A"/>
        <table:table-row>
          <table:table-cell table:style-name="Table132.A1" office:value-type="string">
            <text:p text:style-name="P244">api/v3/pms/uploadSub/key/&lt;Key of Media&gt;/part/&lt;ID of part&gt;</text:p>
          </table:table-cell>
        </table:table-row>
      </table:table>
      <text:p text:style-name="P148"/>
      <text:p text:style-name="P149">And with a payload consisting of a parameter named “language” with the country code, and a parameter named “localFile” with the file to upload</text:p>
      <text:h text:style-name="P303"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57"><text:span text:style-name="T42">/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04"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8">/<text:span text:style-name="T43">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58"><text:s text:c="4"/>"https://github.com/ukdtom/DevTools.bundle": {</text:p>
            <text:p text:style-name="P158"><text:s text:c="8"/>"description": "Helper for 3.Party tools",</text:p>
            <text:p text:style-name="P158"><text:s text:c="8"/>"title": "DevTools",</text:p>
            <text:p text:style-name="P158"><text:s text:c="8"/>"bundle": "DevTools.bundle",</text:p>
            <text:p text:style-name="P158"><text:s text:c="8"/>"branch": "master",</text:p>
            <text:p text:style-name="P158"><text:s text:c="8"/>"date": "2015-12-20 13:59:08",</text:p>
            <text:p text:style-name="P158"><text:s text:c="8"/>"identifier": "com.plexapp.plugins.DevTools",</text:p>
            <text:p text:style-name="P158"><text:s text:c="8"/>"type": [</text:p>
            <text:p text:style-name="P158"><text:s text:c="12"/>"Agent"</text:p>
            <text:p text:style-name="P158"><text:s text:c="8"/>],</text:p>
            <text:p text:style-name="P158"><text:s text:c="8"/>"icon": "DevTools.png"</text:p>
            <text:p text:style-name="P158"><text:s text:c="4"/>},</text:p>
            <text:p text:style-name="P158"><text:s text:c="4"/>"https://github.com/mikedm139/SickBeard.bundle": {</text:p>
            <text:p text:style-name="P158"><text:s text:c="8"/>"description": "A plugin for Plex media center to view and control basic functions of SickBeard",</text:p>
            <text:p text:style-name="P158"><text:s text:c="8"/>"title": "SickBeard",</text:p>
            <text:p text:style-name="P158"><text:s text:c="8"/>"bundle": "SickBeard.bundle",</text:p>
            <text:p text:style-name="P158"><text:s text:c="8"/>"branch": "master",</text:p>
            <text:p text:style-name="P158"><text:s text:c="8"/>"date": "",</text:p>
            <text:p text:style-name="P158"><text:s text:c="8"/>"identifier": "com.plexapp.plugins.sickbeard",</text:p>
            <text:p text:style-name="P158"><text:s text:c="8"/>"type": [</text:p>
            <text:p text:style-name="P158"><text:s text:c="12"/>"Application"</text:p>
            <text:p text:style-name="P158"><text:s text:c="8"/>],</text:p>
            <text:p text:style-name="P158"><text:s text:c="8"/>"icon": "sickbeard-icon.png"</text:p>
            <text:p text:style-name="P158"><text:s text:c="4"/>}</text:p>
          </table:table-cell>
        </table:table-row>
      </table:table>
      <text:p text:style-name="P49"/>
      <text:p text:style-name="P49">Note in above, that the date field for the SickBeard bundle is empty, meaning it's not installed</text:p>
      <text:h text:style-name="P305" text:outline-level="3"><text:bookmark-start text:name="__RefHeading___Toc4085_754688734"/>getSection<text:span text:style-name="T67">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25">/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183">[{'type': 'artist', 'key': '3', 'title': 'Home CD Vevo'}, {'type': 'movie', 'key': '1', 'title': 'New Movies'}]</text:p>
          </table:table-cell>
        </table:table-row>
      </table:table>
      <text:p text:style-name="P78"/>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184">[{'type': 'movie', 'key': '1', 'title': 'New Movies'}]</text:p>
          </table:table-cell>
        </table:table-row>
      </table:table>
      <text:p text:style-name="P123"/>
      <text:h text:style-name="P306"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185">/<text:span text:style-name="T68">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185">149</text:p>
          </table:table-cell>
        </table:table-row>
      </table:table>
      <text:p text:style-name="P80"/>
      <text:h text:style-name="P339"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186">/<text:span text:style-name="T69">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186">{</text:p>
            <text:p text:style-name="P186"><text:s text:c="4"/>"#": {</text:p>
            <text:p text:style-name="P186"><text:s text:c="8"/>"key": "%23",</text:p>
            <text:p text:style-name="P186"><text:s text:c="8"/>"size": "2"</text:p>
            <text:p text:style-name="P186"><text:s text:c="4"/>},</text:p>
            <text:p text:style-name="P186"><text:s text:c="4"/>"A": {</text:p>
            <text:p text:style-name="P186"><text:s text:c="8"/>"key": "A",</text:p>
            <text:p text:style-name="P186"><text:s text:c="8"/>"size": "1"</text:p>
            <text:p text:style-name="P186"><text:s text:c="4"/>},</text:p>
            <text:p text:style-name="P186"><text:s text:c="4"/>"C": {</text:p>
            <text:p text:style-name="P186"><text:s text:c="8"/>"key": "C",</text:p>
            <text:p text:style-name="P186"><text:s text:c="8"/>"size": "4"</text:p>
            <text:p text:style-name="P186"><text:s text:c="4"/>},</text:p>
            <text:p text:style-name="P186"><text:s text:c="4"/>"D": {</text:p>
            <text:p text:style-name="P186"><text:s text:c="8"/>"key": "D",</text:p>
            <text:p text:style-name="P186"><text:s text:c="8"/>"size": "1"</text:p>
            <text:p text:style-name="P186"><text:s text:c="4"/>},</text:p>
            <text:p text:style-name="P186"><text:s text:c="4"/>"G": {</text:p>
            <text:p text:style-name="P186"><text:s text:c="8"/>"key": "G",</text:p>
            <text:p text:style-name="P186"><text:s text:c="8"/>"size": "1"</text:p>
            <text:p text:style-name="P186"><text:s text:c="4"/>},</text:p>
            <text:p text:style-name="P186"><text:s text:c="4"/>"H": {</text:p>
            <text:p text:style-name="P186"><text:s text:c="8"/>"key": "H",</text:p>
            <text:p text:style-name="P186"><text:s text:c="8"/>"size": "1"</text:p>
            <text:p text:style-name="P186"><text:s text:c="4"/>},</text:p>
            <text:p text:style-name="P186"><text:s text:c="4"/>"K": {</text:p>
            <text:p text:style-name="P186"><text:s text:c="8"/>"key": "K",</text:p>
            <text:p text:style-name="P186"><text:s text:c="8"/>"size": "1"</text:p>
            <text:p text:style-name="P186"><text:s text:c="4"/>}</text:p>
            <text:p text:style-name="P186">}</text:p>
          </table:table-cell>
        </table:table-row>
      </table:table>
      <text:p text:style-name="P81"/>
      <text:h text:style-name="P307" text:outline-level="3"/>
      <text:h text:style-name="P340"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43"><text:span text:style-name="T126">/api/v3/pms/getSection/key/&lt;Key of section&gt;/start/&lt;Item to start with&gt;/size/&lt;Amount of items to return&gt;</text:span><text:span text:style-name="T127">[/getSubs]/[[letterKey/&lt;First Letter in Title&gt;]</text:span><text:span text:style-name="T128">|[/title/&lt;*Title*&gt;</text:span><text:span text:style-name="T21">]]</text:span></text:p>
          </table:table-cell>
        </table:table-row>
      </table:table>
      <text:p text:style-name="P82"/>
      <text:p text:style-name="P146">If the optional parameter title is present, we search for titles that contain the string</text:p>
      <text:p text:style-name="P85">If the optional parameter letterKey is present, only titles starting with that will be fetched, <text:span text:style-name="T125">and title search is discarded.</text:span></text:p>
      <text:p text:style-name="P84">If the optional parameter /getSubs <text:s/>is <text:span text:style-name="T71">present</text:span>, <text:span text:style-name="T125">regardless of above parameters, </text:span>then subtitle information will also be returned.</text:p>
      <text:p text:style-name="P84">Not<text:span text:style-name="T70">e</text:span> though, that this req. <text:span text:style-name="T71">req. </text:span>one additional call towards the PMS, so it's slower</text:p>
      <text:p text:style-name="P245"/>
      <text:p text:style-name="P82">Sample:</text:p>
      <table:table table:name="Table13" table:style-name="Table13">
        <table:table-column table:style-name="Table13.A"/>
        <table:table-row>
          <table:table-cell table:style-name="Table13.A1" office:value-type="string">
            <text:p text:style-name="P187">/<text:span text:style-name="T71">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188">[</text:p>
            <text:p text:style-name="P188"><text:s text:c="4"/>{</text:p>
            <text:p text:style-name="P188"><text:s text:c="8"/>"key": "7897",</text:p>
            <text:p text:style-name="P188"><text:s text:c="8"/>"title": "1 movie"</text:p>
            <text:p text:style-name="P188"><text:s text:c="4"/>},</text:p>
            <text:p text:style-name="P188"><text:s text:c="4"/>{</text:p>
            <text:p text:style-name="P188"><text:s text:c="8"/>"key": "7938",</text:p>
            <text:p text:style-name="P188"><text:s text:c="8"/>"title": "movie 2"</text:p>
            <text:p text:style-name="P188"><text:s text:c="4"/>},</text:p>
            <text:p text:style-name="P188"><text:s text:c="4"/>{</text:p>
            <text:p text:style-name="P188"><text:s text:c="8"/>"key": "7465",</text:p>
            <text:p text:style-name="P188"><text:s text:c="8"/>"title": "some movie"</text:p>
            <text:p text:style-name="P188"><text:s text:c="4"/>}</text:p>
            <text:p text:style-name="P188">]</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189">/<text:span text:style-name="T71">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190">[</text:p>
            <text:p text:style-name="P190"><text:s text:c="4"/>{</text:p>
            <text:p text:style-name="P190"><text:s text:c="8"/>"subtitles": [</text:p>
            <text:p text:style-name="P190"><text:s text:c="12"/>{</text:p>
            <text:p text:style-name="P190"><text:s text:c="16"/>"languageCode": null,</text:p>
            <text:p text:style-name="P190"><text:s text:c="16"/>"codec": "srt",</text:p>
            <text:p text:style-name="P190"><text:s text:c="16"/>"selected": "1",</text:p>
            <text:p text:style-name="P190"><text:s text:c="16"/>"key": "26054",</text:p>
            <text:p text:style-name="P190"><text:s text:c="16"/>"location": "Sidecar"</text:p>
            <text:p text:style-name="P190"><text:s text:c="12"/>}</text:p>
            <text:p text:style-name="P190"><text:s text:c="8"/>],</text:p>
            <text:p text:style-name="P190"><text:s text:c="8"/>"key": "7897",</text:p>
            <text:p text:style-name="P190"><text:s text:c="8"/>"title": "100 Feet"</text:p>
            <text:p text:style-name="P190"><text:s text:c="4"/>},</text:p>
            <text:p text:style-name="P190"><text:s text:c="4"/>{</text:p>
            <text:p text:style-name="P190"><text:s text:c="8"/>"subtitles": [</text:p>
            <text:p text:style-name="P190"><text:s text:c="12"/>{</text:p>
            <text:p text:style-name="P190"><text:soft-page-break/><text:s text:c="16"/>"languageCode": null,</text:p>
            <text:p text:style-name="P190"><text:s text:c="16"/>"codec": "srt",</text:p>
            <text:p text:style-name="P190"><text:s text:c="16"/>"selected": "1",</text:p>
            <text:p text:style-name="P190"><text:s text:c="16"/>"key": "26267",</text:p>
            <text:p text:style-name="P190"><text:s text:c="16"/>"location": "Sidecar"</text:p>
            <text:p text:style-name="P190"><text:s text:c="12"/>}</text:p>
            <text:p text:style-name="P190"><text:s text:c="8"/>],</text:p>
            <text:p text:style-name="P190"><text:s text:c="8"/>"key": "7938",</text:p>
            <text:p text:style-name="P190"><text:s text:c="8"/>"title": "11-11-11"</text:p>
            <text:p text:style-name="P190"><text:s text:c="4"/>},</text:p>
            <text:p text:style-name="P190"><text:s text:c="4"/>{</text:p>
            <text:p text:style-name="P190"><text:s text:c="8"/>"subtitles": [],</text:p>
            <text:p text:style-name="P190"><text:s text:c="8"/>"key": "7465",</text:p>
            <text:p text:style-name="P190"><text:s text:c="8"/>"title": "11:14"</text:p>
            <text:p text:style-name="P190"><text:s text:c="4"/>}</text:p>
            <text:p text:style-name="P190">]</text:p>
          </table:table-cell>
        </table:table-row>
      </table:table>
      <text:p text:style-name="P82"/>
      <text:h text:style-name="P308" text:outline-level="3"><text:bookmark-start text:name="__RefHeading___Toc4102_754688734"/>getSectionByLetter<text:bookmark-end text:name="__RefHeading___Toc4102_754688734"/></text:h>
      <text:p text:style-name="P85">Discontinued since API V3.</text:p>
      <text:p text:style-name="P85">See getSection</text:p>
      <text:h text:style-name="P309" text:outline-level="3"><text:bookmark-start text:name="__RefHeading___Toc4108_754688734"/>getSubtitles<text:bookmark-end text:name="__RefHeading___Toc4108_754688734"/></text:h>
      <text:p text:style-name="P86">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91">/<text:span text:style-name="T72">api/v3/</text:span>pms/getSubtitles/&lt;Media Rating Key&gt;[/<text:span text:style-name="T1">getFile</text:span><text:span text:style-name="T7">]</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191">[{</text:p>
            <text:p text:style-name="P191">'languageCode': 'dan', </text:p>
            <text:p text:style-name="P191">'url': 'file:///share/CACHEDEV1_DATA/video/Nyt/movies/nov/<text:span text:style-name="T31">myMovie</text:span> (2015)/<text:span text:style-name="T31">myMovie</text:span>.2015.1080p.BluRay.x264.da.srt', </text:p>
            <text:p text:style-name="P191">'selected': '1', </text:p>
            <text:p text:style-name="P191">'codec': 'srt', </text:p>
            <text:p text:style-name="P191">'location': 'Sidecar', </text:p>
            <text:p text:style-name="P191">'key': '103701'}]</text:p>
          </table:table-cell>
        </table:table-row>
      </table:table>
      <text:p text:style-name="P86"/>
      <text:h text:style-name="P310"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3">GET</text:span> like:</text:p>
      <table:table table:name="Table84" table:style-name="Table84">
        <table:table-column table:style-name="Table84.A"/>
        <table:table-row>
          <table:table-cell table:style-name="Table84.A1" office:value-type="string">
            <text:p text:style-name="P192">/<text:span text:style-name="T73">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192">/<text:span text:style-name="T73">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192">{</text:p>
            <text:p text:style-name="P192"><text:s text:c="4"/>"8797": "/share/CACHEDEV1_DATA/video/movies/myMovie pt1.mkv",</text:p>
            <text:p text:style-name="P192"><text:s text:c="4"/>"8798": "/share/CACHEDEV1_DATA/video/movies/myMovie pt2.mkv",</text:p>
            <text:p text:style-name="P192"><text:s text:c="4"/>"8799": "/share/CACHEDEV1_DATA/video/movies/myMovie pt3.mkv"</text:p>
            <text:p text:style-name="P192">}</text:p>
          </table:table-cell>
        </table:table-row>
      </table:table>
      <text:p text:style-name="P88"/>
      <text:p text:style-name="P87">Where the key is the part ID</text:p>
      <text:p text:style-name="P87"/>
      <text:h text:style-name="P311" text:outline-level="3"/>
      <text:h text:style-name="P341" text:outline-level="3"><text:bookmark-start text:name="__RefHeading___Toc4115_754688734"/><text:span text:style-name="T78">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193">/<text:span text:style-name="T76">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194">[</text:p>
            <text:p text:style-name="P194"><text:s text:c="4"/>"1",</text:p>
            <text:p text:style-name="P194"><text:s text:c="4"/>"00:00:19,400 --&gt; 00:00:20,942",</text:p>
            <text:p text:style-name="P194"><text:s text:c="4"/>"Welcome to WebTools",</text:p>
            <text:p text:style-name="P194"><text:s text:c="4"/>"",</text:p>
            <text:p text:style-name="P194"><text:s text:c="4"/>"<text:span text:style-name="T75">2</text:span>",</text:p>
            <text:p text:style-name="P194"><text:s text:c="4"/>"00:00:21,400 --&gt; 00:00:24,108",</text:p>
            <text:p text:style-name="P194"><text:s text:c="4"/>"Now with a:.",</text:p>
            <text:p text:style-name="P194"><text:s text:c="4"/>"Rest API",</text:p>
            <text:p text:style-name="P194"><text:s text:c="4"/>""</text:p>
            <text:p text:style-name="P194">]</text:p>
          </table:table-cell>
        </table:table-row>
      </table:table>
      <text:h text:style-name="P312"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36">/<text:span text:style-name="T120">api/v3/pms/</text:span>downloadSubtitle/<text:span text:style-name="T120">&lt;</text:span>Key of Subtitle&gt;</text:p>
          </table:table-cell>
        </table:table-row>
      </table:table>
      <text:p text:style-name="P135"/>
      <text:h text:style-name="P313"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195">/<text:span text:style-name="T77">api/v3/</text:span>pms/delBundle/<text:span text:style-name="T77">&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195">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14" text:outline-level="3"/>
      <text:h text:style-name="P342"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196">/<text:span text:style-name="T79">api/v3/</text:span>pms/<text:span text:style-name="T79">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197"><text:span text:style-name="T80">/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196">6</text:p>
          </table:table-cell>
        </table:table-row>
      </table:table>
      <text:p text:style-name="P91"/>
      <text:h text:style-name="P315" text:outline-level="3"><text:bookmark-start text:name="__RefHeading___Toc4126_754688734"/>TV-Shows <text:span text:style-name="T81">S</text:span>eason<text:span text:style-name="T81">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198"><text:span text:style-name="T82">/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199">/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198">[</text:p>
            <text:p text:style-name="P198"><text:s text:c="4"/>{</text:p>
            <text:p text:style-name="P198"><text:s text:c="8"/>"season": "0",</text:p>
            <text:p text:style-name="P198"><text:s text:c="8"/>"size": "1",</text:p>
            <text:p text:style-name="P198"><text:s text:c="8"/>"key": "13915",</text:p>
            <text:p text:style-name="P198"><text:s text:c="8"/>"title": "Specials"</text:p>
            <text:p text:style-name="P198"><text:s text:c="4"/>},</text:p>
            <text:p text:style-name="P198"><text:s text:c="4"/>{</text:p>
            <text:p text:style-name="P198"><text:s text:c="8"/>"season": "1",</text:p>
            <text:p text:style-name="P198"><text:s text:c="8"/>"size": "23",</text:p>
            <text:p text:style-name="P198"><text:s text:c="8"/>"key": "13891",</text:p>
            <text:p text:style-name="P198"><text:s text:c="8"/>"title": "Season 1"</text:p>
            <text:p text:style-name="P198"><text:s text:c="4"/>},</text:p>
            <text:p text:style-name="P198"><text:s text:c="4"/>{</text:p>
            <text:p text:style-name="P198"><text:s text:c="8"/>"season": "2",</text:p>
            <text:p text:style-name="P198"><text:s text:c="8"/>"size": "23",</text:p>
            <text:p text:style-name="P198"><text:s text:c="8"/>"key": "13867",</text:p>
            <text:p text:style-name="P198"><text:s text:c="8"/>"title": "Season 2"</text:p>
            <text:p text:style-name="P198"><text:soft-page-break/><text:s text:c="4"/>},</text:p>
            <text:p text:style-name="P198"><text:s text:c="4"/>{</text:p>
            <text:p text:style-name="P198"><text:s text:c="8"/>"season": "3",</text:p>
            <text:p text:style-name="P198"><text:s text:c="8"/>"size": "23",</text:p>
            <text:p text:style-name="P198"><text:s text:c="8"/>"key": "13843",</text:p>
            <text:p text:style-name="P198"><text:s text:c="8"/>"title": "Season 3"</text:p>
            <text:p text:style-name="P198"><text:s text:c="4"/>}</text:p>
            <text:p text:style-name="P198">]</text:p>
          </table:table-cell>
        </table:table-row>
      </table:table>
      <text:p text:style-name="P93"/>
      <text:h text:style-name="P316"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7">/api/v3/pms/getShowSeason/&lt;Key of Season&gt;</text:span><text:span text:style-name="T1">/[getSub]/[getFile]</text:span></text:p>
          </table:table-cell>
        </table:table-row>
      </table:table>
      <text:p text:style-name="P94"/>
      <text:p text:style-name="P94">If getSubs <text:span text:style-name="T84">is part of the uri</text:span>, then subtitles info will be returned as well.</text:p>
      <text:p text:style-name="P94">If getSubs is <text:span text:style-name="T84">present</text:span>, and getFile <text:span text:style-name="T84">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00">[</text:p>
            <text:p text:style-name="P200"><text:s text:c="4"/>{</text:p>
            <text:p text:style-name="P200"><text:s text:c="8"/>"episode": "1",</text:p>
            <text:p text:style-name="P200"><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200"><text:s text:c="8"/>"key": "13892",</text:p>
            <text:p text:style-name="P200"><text:s text:c="8"/>"title": "Pilot"</text:p>
            <text:p text:style-name="P200"><text:s text:c="4"/>},</text:p>
            <text:p text:style-name="P200"><text:s text:c="4"/>{</text:p>
            <text:p text:style-name="P200"><text:s text:c="8"/>"episode": "2",</text:p>
            <text:p text:style-name="P200"><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200"><text:s text:c="8"/>"key": "13893",</text:p>
            <text:p text:style-name="P200"><text:s text:c="8"/>"title": "<text:span text:style-name="T83">first episode</text:span>"</text:p>
            <text:p text:style-name="P200"><text:s text:c="4"/>}</text:p>
            <text:p text:style-name="P200">]</text:p>
          </table:table-cell>
        </table:table-row>
      </table:table>
      <text:p text:style-name="P94"/>
      <text:h text:style-name="P317"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02"><text:span text:style-name="T7">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02">/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01">[</text:p>
            <text:p text:style-name="P201"><text:s text:c="4"/>{</text:p>
            <text:p text:style-name="P201"><text:s text:c="8"/>"season": "4",</text:p>
            <text:p text:style-name="P201"><text:s text:c="8"/>"episode": "5",</text:p>
            <text:p text:style-name="P201"><text:s text:c="8"/>"subtitles": "[{'languageCode': 'dan', 'codec': 'srt', 'selected': '1', 'key': '101715', 'location': 'Sidecar'}, {'languageCode': 'eng', 'codec': 'srt', 'selected': None, 'key': '101714', 'location': 'Sidecar'}]",</text:p>
            <text:p text:style-name="P201"><text:s text:c="8"/>"key": "42324",</text:p>
            <text:p text:style-name="P201"><text:s text:c="8"/>"title": "<text:span text:style-name="T83">myMovie</text:span>"</text:p>
            <text:p text:style-name="P201"><text:s text:c="4"/>},</text:p>
            <text:p text:style-name="P201"><text:s text:c="4"/>{</text:p>
            <text:p text:style-name="P201"><text:s text:c="8"/>"season": "4",</text:p>
            <text:p text:style-name="P201"><text:s text:c="8"/>"episode": "6",</text:p>
            <text:p text:style-name="P201"><text:s text:c="8"/>"subtitles": "[{'languageCode': 'dan', 'codec': 'srt', 'selected': '1', 'key': '101720', 'location': 'Sidecar'}, {'languageCode': 'eng', 'codec': 'srt', 'selected': None, 'key': '101719', 'location': 'Sidecar'}]",</text:p>
            <text:p text:style-name="P201"><text:s text:c="8"/>"key": "42325",</text:p>
            <text:p text:style-name="P201"><text:s text:c="8"/>"title": "<text:span text:style-name="T83">Some Movie</text:span>"</text:p>
            <text:p text:style-name="P201"><text:s text:c="4"/>}</text:p>
            <text:p text:style-name="P201">]</text:p>
          </table:table-cell>
        </table:table-row>
      </table:table>
      <text:p text:style-name="P97"/>
      <text:p text:style-name="P96">Do note, that i<text:span text:style-name="T86">f</text:span> getSubs <text:span text:style-name="T85">is part of the url</text:span>, then an additional call will be made for each episode, so kinda costly</text:p>
      <text:p text:style-name="P96"/>
      <text:h text:style-name="P318" text:outline-level="3"/>
      <text:h text:style-name="P343" text:outline-level="3"><text:bookmark-start text:name="__RefHeading___Toc4139_754688734"/>Delete Subtitle<text:bookmark-end text:name="__RefHeading___Toc4139_754688734"/></text:h>
      <text:p text:style-name="P98">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206">/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06">/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03">{</text:p>
            <text:p text:style-name="P203"><text:s text:c="4"/>"Deleted file": "/share/CACHEDEV1_DATA/video/Nyt/movies/nov/myMovie/myMovie.2015.1080p.BluRay.x264.da.srt"</text:p>
            <text:p text:style-name="P203">}</text:p>
          </table:table-cell>
        </table:table-row>
      </table:table>
      <text:p text:style-name="P98"/>
      <text:p text:style-name="P99">If the subtitle to delete was downloaded from an agent, then we<text:span text:style-name="T7"> </text:span><text:span text:style-name="T11">return with a 200:</text:span></text:p>
      <table:table table:name="Table70" table:style-name="Table70">
        <table:table-column table:style-name="Table70.A"/>
        <table:table-row>
          <table:table-cell table:style-name="Table70.A1" office:value-type="string">
            <text:p text:style-name="P204">{</text:p>
            <text:p text:style-name="P204"><text:s text:c="4"/>"SymbLink": "/root/Library/Plex Media Server/Media/localhost/8/7de530475ce1adb8a4c731737b8a3f62bdd54ae.bundle/Contents/Subtitles/nl/com.plexapp.agents.opensubtitles_c0254bac627eb1f760cbff1cae4553862353318f.srt",</text:p>
            <text:p text:style-name="P204"><text:s text:c="4"/>"FilePath": "/root/Library/Plex Media Server/Media/localhost/8/7de530475ce1adb8a4c731737b8a3f62bdd54ae.bundle/Subtitle Contributions/com.plexapp.agents.opensubtitles/nl/c0254bac627eb1f760cbff1cae4553862353318f.srt"</text:p>
            <text:p text:style-name="P204">}</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5">Hmmm....This is invalid, and most likely due to trying to delete an embedded sub :-)</text:p>
          </table:table-cell>
        </table:table-row>
      </table:table>
      <text:p text:style-name="P34"/>
      <text:p text:style-name="P34"/>
      <text:h text:style-name="P356" text:outline-level="2"><text:bookmark-start text:name="__RefHeading___Toc5272_270343148"/><text:span text:style-name="T89">Git</text:span> module<text:bookmark-end text:name="__RefHeading___Toc5272_270343148"/></text:h>
      <text:p text:style-name="P100">The <text:span text:style-name="T89">Git</text:span> module will <text:span text:style-name="T90">handle information from GitHub.</text:span></text:p>
      <text:p text:style-name="P101">Before doing any thing with the Git Module related to the UAS, you <text:span text:style-name="T1">must</text:span><text:span text:style-name="T7"> update the cache first</text:span></text:p>
      <text:p text:style-name="P35">See updateUASCache <text:span text:style-name="T88">below</text:span></text:p>
      <text:h text:style-name="P319" text:outline-level="3"><text:bookmark-start text:name="__RefHeading___Toc5274_270343148"/>List<text:bookmark-end text:name="__RefHeading___Toc5274_270343148"/></text:h>
      <text:p text:style-name="P102">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208">/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07">{</text:p>
            <text:p text:style-name="P207"><text:s text:c="4"/>"https://github.com/ukdtom/DevTools.bundle": {</text:p>
            <text:p text:style-name="P207"><text:s text:c="8"/>"description": "Helper for 3.Party tools",</text:p>
            <text:p text:style-name="P207"><text:s text:c="8"/>"title": "DevTools",</text:p>
            <text:p text:style-name="P207"><text:s text:c="8"/>"bundle": "DevTools.bundle",</text:p>
            <text:p text:style-name="P207"><text:s text:c="8"/>"branch": "master",</text:p>
            <text:p text:style-name="P207"><text:s text:c="8"/>"date": "2015-12-20 13:59:08",</text:p>
            <text:p text:style-name="P207"><text:s text:c="8"/>"identifier": "com.plexapp.plugins.DevTools",</text:p>
            <text:p text:style-name="P207"><text:s text:c="8"/>"type": [</text:p>
            <text:p text:style-name="P207"><text:s text:c="12"/>"Agent"</text:p>
            <text:p text:style-name="P207"><text:s text:c="8"/>],</text:p>
            <text:p text:style-name="P207"><text:s text:c="8"/>"icon": "DevTools.png"</text:p>
            <text:p text:style-name="P207"><text:s text:c="4"/>}</text:p>
          </table:table-cell>
        </table:table-row>
      </table:table>
      <text:p text:style-name="P102"/>
      <text:p text:style-name="P103">If some of the json strings are empty, then it means that the user installed the bundle manually, and not via our UAS.</text:p>
      <text:p text:style-name="P104">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7">{</text:p>
            <text:p text:style-name="P207"><text:s text:c="4"/>"https://github.com/ukdtom/DevTools.bundle": {</text:p>
            <text:p text:style-name="P207"><text:s text:c="8"/>"description": "Helper for 3.Party tools",</text:p>
            <text:p text:style-name="P207"><text:s text:c="8"/>"title": "DevTools",</text:p>
            <text:p text:style-name="P207"><text:s text:c="8"/>"bundle": "DevTools.bundle",</text:p>
            <text:p text:style-name="P207"><text:s text:c="8"/>"branch": "master",</text:p>
            <text:p text:style-name="P207"><text:s text:c="8"/>"date": "2015-12-20 13:59:08",</text:p>
            <text:p text:style-name="P207"><text:s text:c="8"/>"identifier": "com.plexapp.plugins.DevTools",</text:p>
            <text:p text:style-name="P207"><text:s text:c="8"/>"type": [</text:p>
            <text:p text:style-name="P207"><text:soft-page-break/><text:s text:c="12"/>"Agent"</text:p>
            <text:p text:style-name="P207"><text:s text:c="8"/>],</text:p>
            <text:p text:style-name="P207"><text:s text:c="8"/>"icon": "DevTools.png"</text:p>
            <text:p text:style-name="P207"><text:s text:c="4"/>},</text:p>
            <text:p text:style-name="P207"><text:s text:c="4"/>"com.plexapp.plugins.findUnmatch": {</text:p>
            <text:p text:style-name="P207"><text:s text:c="8"/>"description": "",</text:p>
            <text:p text:style-name="P207"><text:s text:c="8"/>"title": "Plex-FindUnmatched",</text:p>
            <text:p text:style-name="P207"><text:s text:c="8"/>"bundle": "Plex-FindUnmatched.bundle",</text:p>
            <text:p text:style-name="P207"><text:s text:c="8"/>"branch": "",</text:p>
            <text:p text:style-name="P207"><text:s text:c="8"/>"date": "2015-12-20 14:05:53",</text:p>
            <text:p text:style-name="P207"><text:s text:c="8"/>"identifier": "com.plexapp.plugins.findUnmatch",</text:p>
            <text:p text:style-name="P207"><text:s text:c="8"/>"type": [],</text:p>
            <text:p text:style-name="P207"><text:s text:c="8"/>"icon": ""</text:p>
            <text:p text:style-name="P207"><text:s text:c="4"/>}</text:p>
          </table:table-cell>
        </table:table-row>
      </table:table>
      <text:p text:style-name="P37"/>
      <text:h text:style-name="P320" text:outline-level="3"><text:bookmark-start text:name="__RefHeading___Toc5278_270343148"/><text:span text:style-name="T96">g</text:span>etReleaseInfo<text:bookmark-end text:name="__RefHeading___Toc5278_270343148"/></text:h>
      <text:p text:style-name="P109">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09"><text:span text:style-name="T92">/api/v3/git/getReleaseInfo/url/&lt;Escaped url&gt;</text:span><text:span text:style-name="T6">/version/</text:span><text:span text:style-name="T1">[latest,all]</text:span></text:p>
          </table:table-cell>
        </table:table-row>
      </table:table>
      <text:p text:style-name="P109"/>
      <text:p text:style-name="P109">You can add a version parameter saying version=[<text:span text:style-name="T1">latest</text:span><text:span text:style-name="T7">, all] if needed</text:span></text:p>
      <text:p text:style-name="P39"/>
      <text:p text:style-name="P39">Sample:</text:p>
      <table:table table:name="Table57" table:style-name="Table57">
        <table:table-column table:style-name="Table57.A"/>
        <table:table-row>
          <table:table-cell table:style-name="Table57.A1" office:value-type="string">
            <text:p text:style-name="P210">/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09">{</text:p>
            <text:p text:style-name="P209"><text:s text:c="2"/>"url": "https://api.github.com/repos/dagalufh/WebTools.bundle/releases/2015631",</text:p>
            <text:p text:style-name="P209"><text:s text:c="2"/>"assets_url": "https://api.github.com/repos/dagalufh/WebTools.bundle/releases/2015631/assets",</text:p>
            <text:p text:style-name="P209"><text:s text:c="2"/>"upload_url": "https://uploads.github.com/repos/dagalufh/WebTools.bundle/releases/2015631/assets{?name,label}",</text:p>
            <text:p text:style-name="P209"><text:s text:c="2"/>"html_url": "https://github.com/dagalufh/WebTools.bundle/releases/tag/1.1",</text:p>
            <text:p text:style-name="P209"><text:s text:c="2"/>"id": 2015631,</text:p>
            <text:p text:style-name="P209"><text:s text:c="2"/>"tag_name": "1.1",</text:p>
            <text:p text:style-name="P209"><text:s text:c="2"/>"target_commitish": "master",</text:p>
            <text:p text:style-name="P209"><text:s text:c="2"/>"name": "Version 1.1",</text:p>
            <text:p text:style-name="P209"><text:s text:c="2"/>"draft": false,</text:p>
            <text:p text:style-name="P209"><text:s text:c="2"/>"author": {</text:p>
            <text:p text:style-name="P209"><text:s text:c="4"/>"login": "dagalufh",</text:p>
            <text:p text:style-name="P209"><text:s text:c="4"/>"id": 8938352,</text:p>
            <text:p text:style-name="P209"><text:soft-page-break/><text:s text:c="4"/>"avatar_url": "https://avatars.githubusercontent.com/u/8938352?v=3",</text:p>
            <text:p text:style-name="P209"><text:s text:c="4"/>"gravatar_id": "",</text:p>
            <text:p text:style-name="P209"><text:s text:c="4"/>"url": "https://api.github.com/users/dagalufh",</text:p>
            <text:p text:style-name="P209"><text:s text:c="4"/>"html_url": "https://github.com/dagalufh",</text:p>
            <text:p text:style-name="P209"><text:s text:c="4"/>"followers_url": "https://api.github.com/users/dagalufh/followers",</text:p>
            <text:p text:style-name="P209"><text:s text:c="4"/>"following_url": "https://api.github.com/users/dagalufh/following{/other_user}",</text:p>
            <text:p text:style-name="P209"><text:s text:c="4"/>"gists_url": "https://api.github.com/users/dagalufh/gists{/gist_id}",</text:p>
            <text:p text:style-name="P209"><text:s text:c="4"/>"starred_url": "https://api.github.com/users/dagalufh/starred{/owner}{/repo}",</text:p>
            <text:p text:style-name="P209"><text:s text:c="4"/>"subscriptions_url": "https://api.github.com/users/dagalufh/subscriptions",</text:p>
            <text:p text:style-name="P209"><text:s text:c="4"/>"organizations_url": "https://api.github.com/users/dagalufh/orgs",</text:p>
            <text:p text:style-name="P209"><text:s text:c="4"/>"repos_url": "https://api.github.com/users/dagalufh/repos",</text:p>
            <text:p text:style-name="P209"><text:s text:c="4"/>"events_url": "https://api.github.com/users/dagalufh/events{/privacy}",</text:p>
            <text:p text:style-name="P209"><text:s text:c="4"/>"received_events_url": "https://api.github.com/users/dagalufh/received_events",</text:p>
            <text:p text:style-name="P209"><text:s text:c="4"/>"type": "User",</text:p>
            <text:p text:style-name="P209"><text:s text:c="4"/>"site_admin": false</text:p>
            <text:p text:style-name="P209"><text:s text:c="2"/>},</text:p>
            <text:p text:style-name="P209"><text:s text:c="2"/>"prerelease": false,</text:p>
            <text:p text:style-name="P209"><text:s text:c="2"/>"created_at": "2015-10-25T18:11:25Z",</text:p>
            <text:p text:style-name="P209"><text:s text:c="2"/>"published_at": "2015-10-25T18:12:53Z",</text:p>
            <text:p text:style-name="P209"><text:s text:c="2"/>"assets": [</text:p>
            <text:p text:style-name="P209"/>
            <text:p text:style-name="P209"><text:s text:c="2"/>],</text:p>
            <text:p text:style-name="P209"><text:s text:c="2"/>"tarball_url": "https://api.github.com/repos/dagalufh/WebTools.bundle/tarball/1.1",</text:p>
            <text:p text:style-name="P209"><text:s text:c="2"/>"zipball_url": "https://api.github.com/repos/dagalufh/WebTools.bundle/zipball/1.1",</text:p>
            <text:p text:style-name="P209"><text:s text:c="2"/>"body": "Fixed an error reported by stripy007 on Plex Forums regarding languages and flags. Removed the flags, now displaying correct languagename instead. If lanugage name is too long, it will be shortned and shown via tooltip instead."</text:p>
            <text:p text:style-name="P209">}</text:p>
          </table:table-cell>
        </table:table-row>
      </table:table>
      <text:p text:style-name="P109"/>
      <text:p text:style-name="P109">Note that if <text:span text:style-name="T89">omitting</text:span> version, or use “latest” then the respond would be a json string.</text:p>
      <text:p text:style-name="P39">If using “version=all” then the respond would be an array of json strings.</text:p>
      <text:h text:style-name="P321"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11">/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12">{</text:p>
            <text:p text:style-name="P212"><text:s text:c="4"/>"Metadata Agent": {</text:p>
            <text:p text:style-name="P212"><text:s text:c="8"/>"total": 9,</text:p>
            <text:p text:style-name="P212"><text:s text:c="8"/>"installed": 0</text:p>
            <text:p text:style-name="P212"><text:s text:c="4"/>},</text:p>
            <text:p text:style-name="P212"><text:s text:c="4"/>"Pictures": {</text:p>
            <text:p text:style-name="P212"><text:soft-page-break/><text:s text:c="8"/>"total": 3,</text:p>
            <text:p text:style-name="P212"><text:s text:c="8"/>"installed": 0</text:p>
            <text:p text:style-name="P212"><text:s text:c="4"/>},</text:p>
            <text:p text:style-name="P212"><text:s text:c="4"/>"Agent": {</text:p>
            <text:p text:style-name="P212"><text:s text:c="8"/>"total": 4,</text:p>
            <text:p text:style-name="P212"><text:s text:c="8"/>"installed": 0</text:p>
            <text:p text:style-name="P212"><text:s text:c="4"/>},</text:p>
            <text:p text:style-name="P212"><text:s text:c="4"/>"Application": {</text:p>
            <text:p text:style-name="P212"><text:s text:c="8"/>"total": 9,</text:p>
            <text:p text:style-name="P212"><text:s text:c="8"/>"installed": 1</text:p>
            <text:p text:style-name="P212"><text:s text:c="4"/>},</text:p>
            <text:p text:style-name="P212"><text:s text:c="4"/>"Music": {</text:p>
            <text:p text:style-name="P212"><text:s text:c="8"/>"total": 6,</text:p>
            <text:p text:style-name="P212"><text:s text:c="8"/>"installed": 0</text:p>
            <text:p text:style-name="P212"><text:s text:c="4"/>},</text:p>
            <text:p text:style-name="P212"><text:s text:c="4"/>"Adult": {</text:p>
            <text:p text:style-name="P212"><text:s text:c="8"/>"total": 10,</text:p>
            <text:p text:style-name="P212"><text:s text:c="8"/>"installed": 0</text:p>
            <text:p text:style-name="P212"><text:s text:c="4"/>},</text:p>
            <text:p text:style-name="P212"><text:s text:c="4"/>"Social": {</text:p>
            <text:p text:style-name="P212"><text:s text:c="8"/>"total": 1,</text:p>
            <text:p text:style-name="P212"><text:s text:c="8"/>"installed": 0</text:p>
            <text:p text:style-name="P212"><text:s text:c="4"/>},</text:p>
            <text:p text:style-name="P212"><text:s text:c="4"/>"Video": {</text:p>
            <text:p text:style-name="P212"><text:s text:c="8"/>"total": 69,</text:p>
            <text:p text:style-name="P212"><text:s text:c="8"/>"installed": 0</text:p>
            <text:p text:style-name="P212"><text:s text:c="4"/>},</text:p>
            <text:p text:style-name="P212"><text:s text:c="4"/>"Subtitles": {</text:p>
            <text:p text:style-name="P212"><text:s text:c="8"/>"total": 4,</text:p>
            <text:p text:style-name="P212"><text:s text:c="8"/>"installed": 0</text:p>
            <text:p text:style-name="P212"><text:s text:c="4"/>}</text:p>
            <text:p text:style-name="P212">}</text:p>
          </table:table-cell>
        </table:table-row>
      </table:table>
      <text:p text:style-name="P40"/>
      <text:p text:style-name="P41">If not found, we return 404</text:p>
      <text:h text:style-name="P344" text:outline-level="3"><text:bookmark-start text:name="__RefHeading___Toc5284_270343148"/><text:span text:style-name="T95">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13">/webtools2?module=<text:span text:style-name="T89">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14">{</text:p>
            <text:p text:style-name="P214"><text:s text:c="4"/>"https://github.com/papalozarou/HDStreaming.bundle": {</text:p>
            <text:p text:style-name="P214"><text:s text:c="8"/>"description": "Watch streams from the HD Streaming website",</text:p>
            <text:p text:style-name="P214"><text:s text:c="8"/>"title": "HD Streaming",</text:p>
            <text:p text:style-name="P214"><text:s text:c="8"/>"bundle": "HDStreaming.bundle",</text:p>
            <text:p text:style-name="P214"><text:s text:c="8"/>"branch": "master",</text:p>
            <text:p text:style-name="P214"><text:s text:c="8"/>"identifier": "com.plexapp.plugins.hdstreaming",</text:p>
            <text:p text:style-name="P214"><text:s text:c="8"/>"type": [</text:p>
            <text:p text:style-name="P214"><text:s text:c="12"/>"Video"</text:p>
            <text:p text:style-name="P214"><text:s text:c="8"/>],</text:p>
            <text:p text:style-name="P214"><text:s text:c="8"/>"icon": "hdstreaming-icon.png"</text:p>
            <text:p text:style-name="P214"><text:s text:c="4"/>},</text:p>
            <text:p text:style-name="P214"><text:s text:c="4"/>"https://github.com/realriot/PLinkTV.bundle": {</text:p>
            <text:p text:style-name="P214"><text:s text:c="8"/>"description": "Build your own VOD service by hosting the media at any cloud service.",</text:p>
            <text:p text:style-name="P214"><text:s text:c="8"/>"title": "PLinkTV - Plex Link TV",</text:p>
            <text:p text:style-name="P214"><text:s text:c="8"/>"bundle": "PLinkTV.bundle",</text:p>
            <text:p text:style-name="P214"><text:s text:c="8"/>"branch": "master",</text:p>
            <text:p text:style-name="P214"><text:s text:c="8"/>"identifier": "com.plexapp.plugins.plinktv",</text:p>
            <text:p text:style-name="P214"><text:s text:c="8"/>"type": [</text:p>
            <text:p text:style-name="P214"><text:s text:c="12"/>"Video"</text:p>
            <text:p text:style-name="P214"><text:s text:c="8"/>],</text:p>
            <text:p text:style-name="P214"><text:s text:c="8"/>"icon": "plinktv-icon.png"</text:p>
            <text:p text:style-name="P214"><text:s text:c="4"/>}</text:p>
          </table:table-cell>
        </table:table-row>
      </table:table>
      <text:p text:style-name="P42"/>
      <text:h text:style-name="P322" text:outline-level="3"><text:bookmark-start text:name="__RefHeading___Toc5289_270343148"/><text:span text:style-name="T95">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15">/api/v3/git/getLastUpdateTime/<text:span text:style-name="T94">&lt;</text:span>escaped <text:span text:style-name="T94">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15">/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15">2017-02-19 17:00:21</text:p>
          </table:table-cell>
        </table:table-row>
      </table:table>
      <text:p text:style-name="P112"><text:soft-page-break/></text:p>
      <text:h text:style-name="P293"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17">/api/v3/git/getUpdateList</text:p>
          </table:table-cell>
        </table:table-row>
      </table:table>
      <text:p text:style-name="P38"/>
      <text:p text:style-name="P106"><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216">{</text:p>
            <text:p text:style-name="P216"><text:s text:c="4"/>"https://github.com/ukdtom/Plex-FindUnmatched.bundle": {</text:p>
            <text:p text:style-name="P216"><text:s text:c="8"/>"gitHubTime": "2015-12-15 22:10:48",</text:p>
            <text:p text:style-name="P216"><text:s text:c="8"/>"description": "Scan your medias, and report medias missing from the database.",</text:p>
            <text:p text:style-name="P216"><text:s text:c="8"/>"LastUpdateTime": "2015-12-15 22:10:48",</text:p>
            <text:p text:style-name="P216"><text:s text:c="8"/>"title": "FindUnmatched",</text:p>
            <text:p text:style-name="P216"><text:s text:c="8"/>"bundle": "Plex-FindUnmatched.bundle",</text:p>
            <text:p text:style-name="P216"><text:s text:c="8"/>"branch": "master",</text:p>
            <text:p text:style-name="P216"><text:s text:c="8"/>"date": "2015-12-20 14:05:53",</text:p>
            <text:p text:style-name="P216"><text:s text:c="8"/>"identifier": "com.plexapp.plugins.findUnmatch",</text:p>
            <text:p text:style-name="P216"><text:s text:c="8"/>"type": [</text:p>
            <text:p text:style-name="P216"><text:s text:c="12"/>"Application"</text:p>
            <text:p text:style-name="P216"><text:s text:c="8"/>],</text:p>
            <text:p text:style-name="P216"><text:s text:c="8"/>"icon": "icon-FindUnmatched.png"</text:p>
            <text:p text:style-name="P216"><text:s text:c="4"/>},</text:p>
            <text:p text:style-name="P216"><text:s text:c="4"/>"https://github.com/trakt/Plex-Trakt-Scrobbler": {</text:p>
            <text:p text:style-name="P216"><text:s text:c="8"/>"gitHubTime": "2015-08-14 16:08:49",</text:p>
            <text:p text:style-name="P216"><text:s text:c="8"/>"description": "Automatically scrobble all TV episodes and movies you are watching to trakt.tv!",</text:p>
            <text:p text:style-name="P216"><text:s text:c="8"/>"title": "Trakt.tv plugin",</text:p>
            <text:p text:style-name="P216"><text:s text:c="8"/>"supporturl": "",</text:p>
            <text:p text:style-name="P216"><text:s text:c="8"/>"bundle": "trakttv.bundle",</text:p>
            <text:p text:style-name="P216"><text:s text:c="8"/>"branch": "master",</text:p>
            <text:p text:style-name="P216"><text:s text:c="8"/>"date": "2015-12-24 12:08:40",</text:p>
            <text:p text:style-name="P216"><text:s text:c="8"/>"identifier": "com.plexapp.plugins.trakttv",</text:p>
            <text:p text:style-name="P216"><text:s text:c="8"/>"type": [</text:p>
            <text:p text:style-name="P216"><text:s text:c="12"/>"Application"</text:p>
            <text:p text:style-name="P216"><text:s text:c="8"/>],</text:p>
            <text:p text:style-name="P216"><text:s text:c="8"/>"icon": "trakttv-icon.png"</text:p>
            <text:p text:style-name="P216"><text:s text:c="4"/>}</text:p>
            <text:p text:style-name="P216">}</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16">{}</text:p>
          </table:table-cell>
        </table:table-row>
      </table:table>
      <text:p text:style-name="P43"><text:soft-page-break/></text:p>
      <text:p text:style-name="P43">And last, if no bundles has been installed, we return a 204</text:p>
      <text:h text:style-name="P294"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18">/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18">/uas/Resources/couchpotato-icon.png</text:p>
          </table:table-cell>
        </table:table-row>
      </table:table>
      <text:p text:style-name="P36"/>
      <text:p text:style-name="P36">To update the Cache, issue a <text:span text:style-name="T98">POST </text:span>like:</text:p>
      <table:table table:name="Table21" table:style-name="Table21">
        <table:table-column table:style-name="Table21.A"/>
        <table:table-row>
          <table:table-cell table:style-name="Table21.A1" office:value-type="string">
            <text:p text:style-name="P219">/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98">f</text:span>orce <text:span text:style-name="T98">is present</text:span>, UASCache will be forced updated</text:p>
      <text:h text:style-name="P323"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21">/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20">{</text:p>
            <text:p text:style-name="P220"><text:s text:c="4"/>"https://github.com/ukdtom/SRT2UTF-8.bundle": {</text:p>
            <text:p text:style-name="P220"><text:s text:c="8"/>"description": "Plex Media Agent, that'll convert sidecar subtitle files into UTF-8, if not",</text:p>
            <text:p text:style-name="P220"><text:s text:c="8"/>"title": "Srt2Utf-8",</text:p>
            <text:p text:style-name="P220"><text:soft-page-break/><text:s text:c="8"/>"bundle": "SRT2UTF-8.bundle",</text:p>
            <text:p text:style-name="P220"><text:s text:c="8"/>"branch": "master",</text:p>
            <text:p text:style-name="P220"><text:s text:c="8"/>"date": "2015-12-28 09:36:34",</text:p>
            <text:p text:style-name="P220"><text:s text:c="8"/>"identifier": "com.plexapp.agents.srt2utf8",</text:p>
            <text:p text:style-name="P220"><text:s text:c="8"/>"type": [</text:p>
            <text:p text:style-name="P220"><text:s text:c="12"/>"Agent",</text:p>
            <text:p text:style-name="P220"><text:s text:c="12"/>"Subtitles"</text:p>
            <text:p text:style-name="P220"><text:s text:c="8"/>],</text:p>
            <text:p text:style-name="P220"><text:s text:c="8"/>"icon": "srt2utf-8.png"</text:p>
            <text:p text:style-name="P220"><text:s text:c="4"/>},</text:p>
            <text:p text:style-name="P220"><text:s text:c="4"/>"https://github.com/ukdtom/Plex-FindUnmatched.bundle": {</text:p>
            <text:p text:style-name="P220"><text:s text:c="8"/>"description": "Scan your medias, and report medias missing from the database.",</text:p>
            <text:p text:style-name="P220"><text:s text:c="8"/>"title": "FindUnmatched",</text:p>
            <text:p text:style-name="P220"><text:s text:c="8"/>"bundle": "Plex-FindUnmatched.bundle",</text:p>
            <text:p text:style-name="P220"><text:s text:c="8"/>"branch": "master",</text:p>
            <text:p text:style-name="P220"><text:s text:c="8"/>"date": "2015-12-28 15:57:25",</text:p>
            <text:p text:style-name="P220"><text:s text:c="8"/>"identifier": "com.plexapp.plugins.findUnmatch",</text:p>
            <text:p text:style-name="P220"><text:s text:c="8"/>"type": [</text:p>
            <text:p text:style-name="P220"><text:s text:c="12"/>"Application"</text:p>
            <text:p text:style-name="P220"><text:s text:c="8"/>],</text:p>
            <text:p text:style-name="P220"><text:s text:c="8"/>"icon": "icon-FindUnmatched.png"</text:p>
            <text:p text:style-name="P220"><text:s text:c="4"/>}</text:p>
          </table:table-cell>
        </table:table-row>
      </table:table>
      <text:p text:style-name="P115"/>
      <text:p text:style-name="P105">NOTE:<text:span text:style-name="T7"> Since there's </text:span><text:span text:style-name="T14">might not be an</text:span><text:span text:style-name="T7"> icon for those, we suggest using a common icon, </text:span><text:span text:style-name="T14">if the icon value is empty</text:span></text:p>
      <text:p text:style-name="P46"/>
      <text:h text:style-name="P324" text:outline-level="3"><text:bookmark-start text:name="__RefHeading___Toc18732_270343148"/>Install/Update<text:bookmark-end text:name="__RefHeading___Toc18732_270343148"/></text:h>
      <text:p text:style-name="P54">To install/update a bundle on the PMS server, <text:s/><text:span text:style-name="T99">issue a PUT</text:span> <text:span text:style-name="T100">like</text:span>:</text:p>
      <table:table table:name="Table48" table:style-name="Table48">
        <table:table-column table:style-name="Table48.A"/>
        <table:table-row>
          <table:table-cell table:style-name="Table48.A1" office:value-type="string">
            <text:p text:style-name="P162">/api/v3/git/install</text:p>
          </table:table-cell>
        </table:table-row>
      </table:table>
      <text:p text:style-name="P54"/>
      <text:p text:style-name="P107"><text:span text:style-name="T14">W</text:span><text:span text:style-name="T7">ith a payload like:</text:span></text:p>
      <table:table table:name="Table23" table:style-name="Table23">
        <table:table-column table:style-name="Table23.A"/>
        <table:table-row>
          <table:table-cell table:style-name="Table23.A1" office:value-type="string">
            <text:p text:style-name="P222">{</text:p>
            <text:p text:style-name="P222"><text:s text:c="2"/>"url" : "https://github.com/ukdtom/plex2csv22.bundle"</text:p>
            <text:p text:style-name="P222">}</text:p>
          </table:table-cell>
        </table:table-row>
      </table:table>
      <text:p text:style-name="P47"/>
      <text:h text:style-name="P325" text:outline-level="3"><text:bookmark-start text:name="__RefHeading___Toc18935_270343148"/>WTUpgrade<text:bookmark-end text:name="__RefHeading___Toc18935_270343148"/></text:h>
      <text:p text:style-name="P116">WTUpgrade will update WebTools itself, every time it's called.</text:p>
      <text:p text:style-name="P116">This function call <text:span text:style-name="T102">could be</text:span> used when a call for “ <text:span text:style-name="T93">getReleaseInfo” </text:span>against WebTools reveals, that a New update is present.</text:p>
      <text:p text:style-name="P116"><text:soft-page-break/>Optional, a menu item to do a force update could also be present.</text:p>
      <text:p text:style-name="P116"/>
      <text:p text:style-name="P116">To use it, issue a “PUT” method against this url:</text:p>
      <table:table table:name="Table88" table:style-name="Table88">
        <table:table-column table:style-name="Table88.A"/>
        <table:table-row>
          <table:table-cell table:style-name="Table88.A1" office:value-type="string">
            <text:p text:style-name="P163">/api/v3/git/upgradeWT</text:p>
          </table:table-cell>
        </table:table-row>
      </table:table>
      <text:p text:style-name="P116"/>
      <text:p text:style-name="P11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3">/</text:p>
          </table:table-cell>
        </table:table-row>
      </table:table>
      <text:p text:style-name="P116"/>
      <text:p text:style-name="P116">Is avai<text:span text:style-name="T103">l.</text:span></text:p>
      <text:h text:style-name="P357"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8512982229856747943" text:style-name="L7">
        <text:list-item>
          <text:p text:style-name="P264">Allow access to the settings of this module, <text:span text:style-name="T104">both get, set and reset</text:span></text:p>
        </text:list-item>
        <text:list-item>
          <text:p text:style-name="P264">Present the user with a selection of <text:span text:style-name="T115">supported </text:span>sections to scan, of the <text:span text:style-name="T115">supported type</text:span></text:p>
          <text:list>
            <text:list-item>
              <text:p text:style-name="P265">See getSectionList function</text:p>
            </text:list-item>
          </text:list>
        </text:list-item>
        <text:list-item>
          <text:p text:style-name="P264">Start the scanning, based on user selection from above</text:p>
        </text:list-item>
        <text:list-item>
          <text:p text:style-name="P265">Provide the user a way to abort the scan, if wanted so by the user</text:p>
        </text:list-item>
        <text:list-item>
          <text:p text:style-name="P264">Show user the progress of this module, since it could take a long time to finish, depending on the size of the sections</text:p>
          <text:list>
            <text:list-item>
              <text:p text:style-name="P265">Here sadly, a scheduled poll is needed, since Tornado V1.0 doesn't support WebSockets</text:p>
            </text:list-item>
          </text:list>
        </text:list-item>
        <text:list-item>
          <text:p text:style-name="P264">Show the result</text:p>
        </text:list-item>
      </text:list>
      <text:p text:style-name="P117">To assist the front-end with that, the findMedia plug-in provides the methods below:</text:p>
      <text:h text:style-name="P326" text:outline-level="3"/>
      <text:h text:style-name="P328" text:outline-level="3"/>
      <text:h text:style-name="P345" text:outline-level="3"><text:bookmark-start text:name="__RefHeading___Toc18943_270343148"/>getSection<text:span text:style-name="T113">s</text:span>List<text:bookmark-end text:name="__RefHeading___Toc18943_270343148"/></text:h>
      <text:p text:style-name="P120">To get a list of <text:span text:style-name="T113">supported </text:span>sections, <text:span text:style-name="T113">currently Movies and Shows, issue a GET like:</text:span></text:p>
      <table:table table:name="Table33" table:style-name="Table33">
        <table:table-column table:style-name="Table33.A"/>
        <table:table-row>
          <table:table-cell table:style-name="Table33.A1" office:value-type="string">
            <text:p text:style-name="P230">/api/v3/findMedia/getSectionsList</text:p>
          </table:table-cell>
        </table:table-row>
      </table:table>
      <text:p text:style-name="P129"/>
      <text:p text:style-name="P108">Note:<text:span text:style-name="T7"> The </text:span><text:span text:style-name="T15">getSectionsList </text:span><text:span text:style-name="T7">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30">[</text:p>
            <text:p text:style-name="P230"><text:s text:c="4"/>{</text:p>
            <text:p text:style-name="P230"><text:s text:c="8"/>"type": "movie",</text:p>
            <text:p text:style-name="P230"><text:s text:c="8"/>"key": "18",</text:p>
            <text:p text:style-name="P230"><text:s text:c="8"/>"title": "DVR Movies"</text:p>
            <text:p text:style-name="P230"><text:s text:c="4"/>},</text:p>
            <text:p text:style-name="P230"><text:s text:c="4"/>{</text:p>
            <text:p text:style-name="P230"><text:s text:c="8"/>"type": "show",</text:p>
            <text:p text:style-name="P230"><text:s text:c="8"/>"key": "17",</text:p>
            <text:p text:style-name="P230"><text:s text:c="8"/>"title": "DVR TV Shows"</text:p>
            <text:p text:style-name="P230"><text:s text:c="4"/>},</text:p>
            <text:p text:style-name="P230"><text:s text:c="4"/>{</text:p>
            <text:p text:style-name="P230"><text:s text:c="8"/>"type": "show",</text:p>
            <text:p text:style-name="P230"><text:s text:c="8"/>"key": "14",</text:p>
            <text:p text:style-name="P230"><text:s text:c="8"/>"title": "LMA TV Shows"</text:p>
            <text:p text:style-name="P230"><text:s text:c="4"/>},</text:p>
            <text:p text:style-name="P230"><text:s text:c="4"/>{</text:p>
            <text:p text:style-name="P230"><text:s text:c="8"/>"type": "movie",</text:p>
            <text:p text:style-name="P230"><text:s text:c="8"/>"key": "4",</text:p>
            <text:p text:style-name="P230"><text:s text:c="8"/>"title": "Nyt Movies"</text:p>
            <text:p text:style-name="P230"><text:s text:c="4"/>},</text:p>
            <text:p text:style-name="P230"><text:s text:c="4"/>{</text:p>
            <text:p text:style-name="P230"><text:s text:c="8"/>"type": "movie",</text:p>
            <text:p text:style-name="P230"><text:s text:c="8"/>"key": "7",</text:p>
            <text:p text:style-name="P230"><text:s text:c="8"/>"title": "Old Movies"</text:p>
            <text:p text:style-name="P230"><text:s text:c="4"/>},</text:p>
            <text:p text:style-name="P230"><text:s text:c="4"/>{</text:p>
            <text:p text:style-name="P230"><text:s text:c="8"/>"type": "show",</text:p>
            <text:p text:style-name="P230"><text:s text:c="8"/>"key": "12",</text:p>
            <text:p text:style-name="P230"><text:s text:c="8"/>"title": "Old TV Shows"</text:p>
            <text:p text:style-name="P230"><text:s text:c="4"/>},</text:p>
            <text:p text:style-name="P230"><text:s text:c="4"/>{</text:p>
            <text:p text:style-name="P230"><text:s text:c="8"/>"type": "show",</text:p>
            <text:p text:style-name="P230"><text:s text:c="8"/>"key": "9",</text:p>
            <text:p text:style-name="P230"><text:s text:c="8"/>"title": "Test extended Char TV Shows"</text:p>
            <text:p text:style-name="P230"><text:s text:c="4"/>}</text:p>
            <text:p text:style-name="P230">]</text:p>
          </table:table-cell>
        </table:table-row>
      </table:table>
      <text:p text:style-name="P130"><text:soft-page-break/></text:p>
      <text:h text:style-name="P327" text:outline-level="3"><text:bookmark-start text:name="__RefHeading___Toc6203_645251985"/>getSettings<text:bookmark-end text:name="__RefHeading___Toc6203_645251985"/></text:h>
      <text:p text:style-name="P118">To get the current settings of this module, issue a <text:span text:style-name="T105">GET</text:span> like:</text:p>
      <table:table table:name="Table103" table:style-name="Table103">
        <table:table-column table:style-name="Table103.A"/>
        <table:table-row>
          <table:table-cell table:style-name="Table103.A1" office:value-type="string">
            <text:p text:style-name="P232">/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33">{</text:p>
            <text:p text:style-name="P233">"IGNORE_HIDDEN": "<text:span text:style-name="T106">True</text:span>", </text:p>
            <text:p text:style-name="P233">"IGNORED_DIRS": [".@__thumb", ".AppleDouble", "lost+found"],</text:p>
            <text:p text:style-name="P233"><text:s/>"VALID_EXTENSIONS": [".m4v", ".3gp", ".nsv", ".ts", ".ty", ".strm", ".rm", ".rmvb", ".m3u", ".mov", ".qt", ".divx", ".xvid", ".bivx", ".vob", ".nrg", ".img", ".iso", ".pva", ".wmv", ".asf", ".asx", ".ogm", ".m2v", ".avi", ".bin", ".dat", ".dvr-ms", ".mpg", ".mpeg", ".mp4", ".mkv", ".avc", ".vp3", ".svq3", ".nuv", ".viv", ".dv", ".fli", ".flv", ".rar", ".001", ".wpl", ".zip", ".mp3"]</text:p>
            <text:p text:style-name="P233">}</text:p>
          </table:table-cell>
        </table:table-row>
      </table:table>
      <text:p text:style-name="P118"/>
      <text:h text:style-name="P329"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34">/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34">{</text:p>
            <text:p text:style-name="P234"><text:s text:c="4"/>"IGNORE_HIDDEN": true,</text:p>
            <text:p text:style-name="P234"><text:s text:c="4"/>"IGNORED_DIRS": [</text:p>
            <text:p text:style-name="P234"><text:s text:c="8"/>".@__thumb",</text:p>
            <text:p text:style-name="P234"><text:s text:c="8"/>"lost+found"</text:p>
            <text:p text:style-name="P234"><text:s text:c="4"/>]</text:p>
            <text:p text:style-name="P234">}</text:p>
          </table:table-cell>
        </table:table-row>
      </table:table>
      <text:p text:style-name="P133"/>
      <text:p text:style-name="P133">To see valid keys lookup getSettings</text:p>
      <text:h text:style-name="P330" text:outline-level="3"><text:bookmark-start text:name="__RefHeading___Toc18946_270343148"/>resetSettings<text:bookmark-end text:name="__RefHeading___Toc18946_270343148"/></text:h>
      <text:p text:style-name="P121">To reset the settings for this module to it's defaults, issue a <text:span text:style-name="T117">PUT like:</text:span></text:p>
      <table:table table:name="Table105" table:style-name="Table105">
        <table:table-column table:style-name="Table105.A"/>
        <table:table-row>
          <table:table-cell table:style-name="Table105.A1" office:value-type="string">
            <text:p text:style-name="P224">/api/v3/findMedia/resetSettings</text:p>
          </table:table-cell>
        </table:table-row>
      </table:table>
      <text:p text:style-name="P121"/>
      <text:p text:style-name="P124"><text:soft-page-break/>Above would return a 200</text:p>
      <text:h text:style-name="P331"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28">/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26">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26">Scanning database show 1 of 92 : <text:span text:style-name="T111">My TV Show Season 2</text:span></text:p>
          </table:table-cell>
        </table:table-row>
      </table:table>
      <text:p text:style-name="P125"/>
      <text:h text:style-name="P332" text:outline-level="3"><text:bookmark-start text:name="__RefHeading___Toc6193_645251985"/><text:span text:style-name="T112">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9">/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27">{</text:p>
            <text:p text:style-name="P227"><text:s text:c="4"/>"MissingFromDB": [</text:p>
            <text:p text:style-name="P227"><text:s text:c="8"/>"/share/CACHEDEV1_DATA/video/tv-series/myShow/Season 01/myShow.S01E01.avi",</text:p>
            <text:p text:style-name="P227"><text:s text:c="8"/>"/share/CACHEDEV1_DATA/video/tv-series/myShow/Season 03/myShow.S03E01.avi",</text:p>
            <text:p text:style-name="P227"><text:s text:c="4"/>],</text:p>
            <text:p text:style-name="P227"><text:s text:c="4"/>"MissingFromFS": []</text:p>
            <text:p text:style-name="P227">}</text:p>
          </table:table-cell>
        </table:table-row>
      </table:table>
      <text:p text:style-name="P126"/>
      <text:p text:style-name="P127">If scanning is still in progress, or has been aborted, we instead return 204</text:p>
      <text:p text:style-name="P127"/>
      <text:h text:style-name="P333" text:outline-level="3"><text:bookmark-start text:name="__RefHeading___Toc6196_645251985"/>Abort<text:bookmark-end text:name="__RefHeading___Toc6196_645251985"/></text:h>
      <text:p text:style-name="P128">If user wants to abort a scanning, issue a <text:span text:style-name="T114">PUT </text:span>like:</text:p>
      <table:table table:name="Table115" table:style-name="Table115">
        <table:table-column table:style-name="Table115.A"/>
        <table:table-row>
          <table:table-cell table:style-name="Table115.A1" office:value-type="string">
            <text:p text:style-name="P231">/api/v3/findMedia/abort</text:p>
          </table:table-cell>
        </table:table-row>
      </table:table>
      <text:p text:style-name="P128"/>
      <text:p text:style-name="P128">Above would return 200, and scanning will then be aborted ASAP, and status will be set to “Idle”</text:p>
      <text:h text:style-name="P334"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64"><text:span text:style-name="T116">/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6-18T21:49:59.234501399</dc:date>
    <meta:editing-duration>P32DT11H58M6S</meta:editing-duration>
    <meta:editing-cycles>322</meta:editing-cycles>
    <meta:generator>LibreOffice/5.2.5.1$Linux_X86_64 LibreOffice_project/20m0$Build-1</meta:generator>
    <meta:document-statistic meta:table-count="133" meta:image-count="1" meta:object-count="0" meta:page-count="52" meta:paragraph-count="1104" meta:word-count="7452" meta:character-count="56730" meta:non-whitespace-character-count="47328"/>
  </office:meta>
</office:document-meta>
</file>